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34000001DD93936C6C.png"/>
  <manifest:file-entry manifest:media-type="image/png" manifest:full-path="Pictures/10000000000002F30000015087D2E9AF.png"/>
  <manifest:file-entry manifest:media-type="image/png" manifest:full-path="Pictures/10000000000001CF000001256382C8B4.png"/>
  <manifest:file-entry manifest:media-type="image/png" manifest:full-path="Pictures/10000000000003D60000011F3953D88A.png"/>
  <manifest:file-entry manifest:media-type="image/png" manifest:full-path="Pictures/10000201000002CC0000014555A52ADD.png"/>
  <manifest:file-entry manifest:media-type="image/png" manifest:full-path="Pictures/10000201000004A1000001C27B08116B.png"/>
  <manifest:file-entry manifest:media-type="image/png" manifest:full-path="Pictures/10000201000003E70000012422CD885C.png"/>
  <manifest:file-entry manifest:media-type="image/png" manifest:full-path="Pictures/10000201000002C3000000E67B25EA09.png"/>
  <manifest:file-entry manifest:media-type="image/png" manifest:full-path="Pictures/10000000000001EA000002E49A007414.png"/>
  <manifest:file-entry manifest:media-type="image/png" manifest:full-path="Pictures/100000000000024F0000019F59ED68A5.png"/>
  <manifest:file-entry manifest:media-type="image/png" manifest:full-path="Pictures/10000000000002540000016578A08169.png"/>
  <manifest:file-entry manifest:media-type="image/png" manifest:full-path="Pictures/1000000000000261000001BF029A680C.png"/>
  <manifest:file-entry manifest:media-type="image/png" manifest:full-path="Pictures/10000000000003C1000001756B1B9E35.png"/>
  <manifest:file-entry manifest:media-type="image/png" manifest:full-path="Pictures/10000000000003DA000000F117C4193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Ubuntu Mono" svg:font-family="'Ubuntu Mono'"/>
    <style:font-face style:name="Baskerville Old Face1" svg:font-family="'Baskerville Old Face'" style:font-family-generic="roman"/>
    <style:font-face style:name="Times New Roman4" svg:font-family="'Times New Roman'"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 style:family="table">
      <style:table-properties style:width="3.5111in" table:align="left"/>
    </style:style>
    <style:style style:name="Table2.A" style:family="table-column">
      <style:table-column-properties style:column-width="3.5111in"/>
    </style:style>
    <style:style style:name="Table2.A1" style:family="table-cell">
      <style:table-cell-properties style:vertical-align="middle"/>
    </style:style>
    <style:style style:name="Table3" style:family="table">
      <style:table-properties style:width="0.0368in" table:align="left"/>
    </style:style>
    <style:style style:name="Table3.A" style:family="table-column">
      <style:table-column-properties style:column-width="0.0368in"/>
    </style:style>
    <style:style style:name="Table3.A1" style:family="table-cell">
      <style:table-cell-properties style:vertical-align="middle"/>
    </style:style>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Baskerville Old Face" fo:font-size="12pt" style:font-size-asian="12pt" style:font-size-complex="12pt"/>
    </style:style>
    <style:style style:name="P6" style:family="paragraph" style:parent-style-name="Standard">
      <style:text-properties style:font-name="Baskerville Old Face" fo:font-size="12pt" fo:font-style="normal" style:font-size-asian="12pt" style:font-style-asian="normal" style:font-size-complex="12pt" style:font-style-complex="normal"/>
    </style:style>
    <style:style style:name="P7"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8" style:family="paragraph" style:parent-style-name="Standard">
      <style:text-properties style:use-window-font-color="true" style:font-name="Baskerville Old Face1" fo:font-size="12pt" fo:font-weight="normal" style:font-size-asian="12pt" style:font-weight-asian="normal" style:font-size-complex="12pt" style:font-weight-complex="normal"/>
    </style:style>
    <style:style style:name="P9" style:family="paragraph" style:parent-style-name="Standard">
      <style:text-properties fo:color="#4b1f6f" style:font-name="Baskerville Old Face" fo:font-size="12pt" style:font-size-asian="12pt" style:font-size-complex="12pt"/>
    </style:style>
    <style:style style:name="P10"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1"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2" style:family="paragraph" style:parent-style-name="Standard">
      <style:text-properties fo:color="#000000" style:font-name="Baskerville Old Face" fo:font-size="12pt" style:font-size-asian="12pt" style:font-size-complex="12pt"/>
    </style:style>
    <style:style style:name="P13" style:family="paragraph" style:parent-style-name="Standard">
      <style:text-properties fo:color="#000000" style:font-name="Baskerville Old Face1" fo:font-size="12pt" fo:font-weight="normal" style:font-size-asian="12pt" style:font-weight-asian="normal" style:font-size-complex="12pt" style:font-weight-complex="normal"/>
    </style:style>
    <style:style style:name="P14" style:family="paragraph" style:parent-style-name="Standard">
      <style:text-properties fo:color="#000000" style:font-name="Baskerville Old Face1" fo:font-size="12pt" style:font-size-asian="12pt" style:font-size-complex="12pt"/>
    </style:style>
    <style:style style:name="P15" style:family="paragraph" style:parent-style-name="Standard">
      <style:text-properties style:font-name="Baskerville Old Face1" fo:font-size="12pt" style:font-size-asian="12pt" style:font-size-complex="12pt"/>
    </style:style>
    <style:style style:name="P16" style:family="paragraph" style:parent-style-name="Standard">
      <style:text-properties style:font-name="Baskerville Old Face1" fo:font-size="12pt" fo:font-style="normal" style:font-size-asian="12pt" style:font-style-asian="normal" style:font-size-complex="12pt" style:font-style-complex="normal"/>
    </style:style>
    <style:style style:name="P17" style:family="paragraph" style:parent-style-name="Standard">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18"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9"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20" style:family="paragraph" style:parent-style-name="Text_20_body">
      <style:text-properties style:use-window-font-color="true" style:font-name="Baskerville Old Face"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Text_20_body">
      <style:text-properties style:use-window-font-color="true" style:font-name="Baskerville Old Face" fo:font-weight="normal" style:font-weight-asian="normal" style:font-weight-complex="normal"/>
    </style:style>
    <style:style style:name="P22"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3"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4"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5" style:family="paragraph" style:parent-style-name="Text_20_body">
      <style:text-properties style:use-window-font-color="true" style:font-name="Baskerville Old Face1" fo:font-size="12pt" fo:font-weight="normal" style:font-size-asian="12pt" style:font-weight-asian="normal" style:font-size-complex="12pt" style:font-weight-complex="normal"/>
    </style:style>
    <style:style style:name="P26" style:family="paragraph" style:parent-style-name="Text_20_body">
      <style:text-properties style:use-window-font-color="true" style:font-name="Baskerville Old Face1" fo:font-size="12pt" fo:font-weight="bold" style:font-size-asian="12pt" style:font-weight-asian="bold" style:font-size-complex="12pt" style:font-weight-complex="bold"/>
    </style:style>
    <style:style style:name="P27" style:family="paragraph" style:parent-style-name="Text_20_body">
      <style:text-properties style:use-window-font-color="true" style:font-name="Times New Roman4" fo:font-size="12pt" fo:font-style="italic" fo:font-weight="normal" style:font-size-asian="12pt" style:font-style-asian="italic" style:font-weight-asian="normal" style:font-size-complex="12pt" style:font-style-complex="italic" style:font-weight-complex="normal"/>
    </style:style>
    <style:style style:name="P28" style:family="paragraph" style:parent-style-name="Text_20_body">
      <style:text-properties style:font-name="Baskerville Old Face"/>
    </style:style>
    <style:style style:name="P29"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30" style:family="paragraph" style:parent-style-name="Text_20_body">
      <style:text-properties style:font-name="Baskerville Old Face" fo:font-size="12pt"/>
    </style:style>
    <style:style style:name="P31" style:family="paragraph" style:parent-style-name="Text_20_body">
      <style:text-properties style:font-name="Baskerville Old Face" fo:font-size="12pt" style:font-size-asian="12pt" style:font-size-complex="12pt"/>
    </style:style>
    <style:style style:name="P32"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33" style:family="paragraph" style:parent-style-name="Text_20_body">
      <style:paragraph-properties fo:line-height="150%" fo:text-align="start" style:justify-single-word="false"/>
      <style:text-properties style:font-name="Baskerville Old Face" fo:font-size="12pt" style:font-size-asian="12pt" style:font-size-complex="12pt"/>
    </style:style>
    <style:style style:name="P34" style:family="paragraph" style:parent-style-name="Text_20_body">
      <style:paragraph-properties fo:text-align="center" style:justify-single-word="false"/>
      <style:text-properties style:font-name="Baskerville Old Face" fo:font-size="12pt" style:font-size-asian="12pt" style:font-size-complex="12pt"/>
    </style:style>
    <style:style style:name="P35" style:family="paragraph" style:parent-style-name="Text_20_body">
      <style:paragraph-properties fo:text-align="start" style:justify-single-word="false"/>
      <style:text-properties style:font-name="Baskerville Old Face" fo:font-size="12pt" style:font-size-asian="12pt" style:font-size-complex="12pt"/>
    </style:style>
    <style:style style:name="P36" style:family="paragraph" style:parent-style-name="Text_20_body">
      <style:text-properties style:font-name="Baskerville Old Face" fo:font-size="12pt" fo:font-style="normal" style:font-size-asian="12pt" style:font-style-asian="normal" style:font-size-complex="12pt" style:font-style-complex="normal"/>
    </style:style>
    <style:style style:name="P37"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Text_20_body">
      <style:text-properties style:font-name="Baskerville Old Face" fo:font-size="12pt" fo:font-style="italic" style:font-size-asian="12pt" style:font-style-asian="italic" style:font-size-complex="12pt" style:font-style-complex="italic"/>
    </style:style>
    <style:style style:name="P39" style:family="paragraph" style:parent-style-name="Text_20_body">
      <style:text-properties style:font-name="Baskerville Old Face" fo:font-size="12pt" fo:font-weight="normal" style:font-size-asian="12pt" style:font-weight-asian="normal" style:font-size-complex="12pt" style:font-weight-complex="normal"/>
    </style:style>
    <style:style style:name="P40" style:family="paragraph" style:parent-style-name="Text_20_body">
      <style:text-properties style:font-name="Baskerville Old Face" fo:font-size="14pt" style:font-size-asian="14pt" style:font-size-complex="14pt"/>
    </style:style>
    <style:style style:name="P41" style:family="paragraph" style:parent-style-name="Text_20_body">
      <style:text-properties style:font-name="Baskerville Old Face" fo:font-size="8pt" style:font-size-asian="8pt" style:font-size-complex="8pt"/>
    </style:style>
    <style:style style:name="P42" style:family="paragraph" style:parent-style-name="Text_20_body">
      <style:text-properties style:font-name="Baskerville Old Face" fo:font-style="italic" style:font-style-asian="italic" style:font-style-complex="italic"/>
    </style:style>
    <style:style style:name="P43" style:family="paragraph" style:parent-style-name="Text_20_body">
      <style:text-properties style:font-name="Baskerville Old Face" fo:font-size="10pt" fo:font-style="italic" style:font-size-asian="10pt" style:font-style-asian="italic" style:font-size-complex="10pt" style:font-style-complex="italic"/>
    </style:style>
    <style:style style:name="P44" style:family="paragraph" style:parent-style-name="Text_20_body">
      <style:text-properties fo:color="#314004" style:font-name="Baskerville Old Face" fo:font-size="12pt" style:font-size-asian="12pt" style:font-size-complex="12pt"/>
    </style:style>
    <style:style style:name="P45" style:family="paragraph" style:parent-style-name="Text_20_body">
      <style:text-properties fo:color="#111111" style:font-name="Baskerville Old Face" fo:font-size="12pt" style:font-size-asian="12pt" style:font-size-complex="12pt"/>
    </style:style>
    <style:style style:name="P46" style:family="paragraph" style:parent-style-name="Text_20_body">
      <style:text-properties fo:color="#0000ff" style:font-name="Baskerville Old Face" fo:font-size="12pt" style:font-size-asian="12pt" style:font-size-complex="12pt"/>
    </style:style>
    <style:style style:name="P47" style:family="paragraph" style:parent-style-name="Text_20_body">
      <style:text-properties fo:color="#000000" style:font-name="Baskerville Old Face" fo:font-size="12pt" style:font-size-asian="12pt" style:font-size-complex="12pt"/>
    </style:style>
    <style:style style:name="P48" style:family="paragraph" style:parent-style-name="Text_20_body">
      <style:text-properties fo:color="#000000" style:font-name="Baskerville Old Face" fo:font-size="12pt" fo:font-weight="normal" style:font-size-asian="12pt" style:font-weight-asian="normal" style:font-size-complex="12pt" style:font-weight-complex="normal"/>
    </style:style>
    <style:style style:name="P49" style:family="paragraph" style:parent-style-name="Text_20_body">
      <style:text-properties fo:color="#000000" style:font-name="Baskerville Old Face1" fo:font-weight="normal"/>
    </style:style>
    <style:style style:name="P50" style:family="paragraph" style:parent-style-name="Text_20_body">
      <style:text-properties fo:color="#000000" style:font-name="Baskerville Old Face1" fo:font-size="12pt" fo:font-weight="normal" style:font-size-asian="12pt" style:font-size-complex="12pt"/>
    </style:style>
    <style:style style:name="P51" style:family="paragraph" style:parent-style-name="Text_20_body">
      <style:text-properties fo:font-size="12pt" style:font-size-asian="12pt" style:font-size-complex="12pt"/>
    </style:style>
    <style:style style:name="P52" style:family="paragraph" style:parent-style-name="Text_20_body">
      <style:text-properties style:font-name="Baskerville Old Face1"/>
    </style:style>
    <style:style style:name="P53" style:family="paragraph" style:parent-style-name="Text_20_body">
      <style:text-properties style:font-name="Baskerville Old Face1" fo:font-size="12pt" style:font-size-asian="12pt" style:font-size-complex="12pt"/>
    </style:style>
    <style:style style:name="P54" style:family="paragraph" style:parent-style-name="Text_20_body">
      <style:text-properties style:font-name="Times New Roman4"/>
    </style:style>
    <style:style style:name="P55" style:family="paragraph" style:parent-style-name="Standard">
      <style:paragraph-properties fo:margin-left="0in" fo:margin-right="0in" fo:text-indent="0in" style:auto-text-indent="false"/>
      <style:text-properties style:font-name="Baskerville Old Face1" fo:font-size="12pt" style:font-size-asian="12pt" style:font-size-complex="12pt"/>
    </style:style>
    <style:style style:name="P56"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57" style:family="paragraph" style:parent-style-name="Preformatted_20_Text">
      <style:paragraph-properties fo:margin-left="0in" fo:margin-right="0in" fo:margin-top="0in" fo:margin-bottom="0in" fo:text-indent="0in" style:auto-text-indent="false" fo:padding="0in" fo:border="none"/>
      <style:text-properties fo:color="#0000ff" style:font-name="Ubuntu Mono" fo:font-size="10.3999996185303pt"/>
    </style:style>
    <style:style style:name="P58" style:family="paragraph" style:parent-style-name="Preformatted_20_Text">
      <style:paragraph-properties fo:margin-left="0in" fo:margin-right="0in" fo:margin-top="0in" fo:margin-bottom="0in" fo:line-height="120%" fo:text-align="start" style:justify-single-word="false" fo:text-indent="0in" style:auto-text-indent="false" fo:padding="0in" fo:border="none"/>
      <style:text-properties fo:color="#0000ff" style:font-name="Ubuntu Mono" fo:font-size="10.3999996185303pt"/>
    </style:style>
    <style:style style:name="P59" style:family="paragraph" style:parent-style-name="Preformatted_20_Text">
      <style:paragraph-properties fo:margin-left="0in" fo:margin-right="0in" fo:margin-top="0in" fo:margin-bottom="0in" fo:text-indent="0in" style:auto-text-indent="false" fo:padding="0in" fo:border="none"/>
      <style:text-properties style:font-name="Ubuntu Mono" fo:font-size="10.3999996185303pt"/>
    </style:style>
    <style:style style:name="P60"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61"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62"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63"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64"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65"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66" style:family="paragraph" style:parent-style-name="Text_20_body">
      <style:paragraph-properties fo:margin-left="0in" fo:margin-right="0in" fo:margin-top="0.1665in" fo:margin-bottom="0.0835in" fo:text-indent="0in" style:auto-text-indent="false"/>
    </style:style>
    <style:style style:name="P67"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68"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69"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70"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71"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72" style:family="paragraph" style:parent-style-name="Text_20_body">
      <style:paragraph-properties fo:margin-left="0in" fo:margin-right="0in" fo:line-height="150%" fo:text-align="start" style:justify-single-word="false" fo:text-indent="0in" style:auto-text-indent="false"/>
      <style:text-properties style:font-name="Baskerville Old Face" fo:font-size="12pt" style:font-size-asian="12pt" style:font-size-complex="12pt"/>
    </style:style>
    <style:style style:name="P73"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74" style:family="paragraph" style:parent-style-name="Contents_20_Heading">
      <style:paragraph-properties fo:break-before="page"/>
    </style:style>
    <style:style style:name="P75" style:family="paragraph" style:parent-style-name="Preformatted_20_Text">
      <style:paragraph-properties fo:margin-top="0in" fo:margin-bottom="0.1965in"/>
    </style:style>
    <style:style style:name="P76"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77" style:family="paragraph" style:parent-style-name="Preformatted_20_Text">
      <style:paragraph-properties fo:margin-top="0in" fo:margin-bottom="0.1965in"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78"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79"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80" style:family="paragraph" style:parent-style-name="Standard">
      <style:paragraph-properties fo:margin-top="0in" fo:margin-bottom="0.1965in"/>
      <style:text-properties fo:color="#000000" style:font-name="Baskerville Old Face1" fo:font-size="12pt" fo:font-weight="normal" style:font-size-asian="12pt" style:font-weight-asian="normal" style:font-size-complex="12pt" style:font-weight-complex="normal"/>
    </style:style>
    <style:style style:name="P81" style:family="paragraph" style:parent-style-name="Table_20_Contents">
      <style:paragraph-properties fo:margin-left="0.0398in" fo:margin-right="-0.278in" fo:text-indent="-0.0098in" style:auto-text-indent="false" text:number-lines="false" text:line-number="0"/>
    </style:style>
    <style:style style:name="P82"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83"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84" style:family="paragraph" style:parent-style-name="Title">
      <style:text-properties style:font-name="Baskerville Old Face"/>
    </style:style>
    <style:style style:name="P85" style:family="paragraph" style:parent-style-name="Title">
      <style:text-properties style:font-name="Baskerville Old Face" fo:font-size="18pt" style:font-size-asian="18pt" style:font-size-complex="18pt"/>
    </style:style>
    <style:style style:name="P86" style:family="paragraph" style:parent-style-name="Title">
      <style:text-properties style:font-name="Baskerville Old Face" fo:font-size="24pt" style:font-size-asian="24pt" style:font-size-complex="24pt"/>
    </style:style>
    <style:style style:name="P87" style:family="paragraph" style:parent-style-name="Preformatted_20_Text">
      <style:text-properties style:font-name="Baskerville Old Face" fo:font-size="12pt" style:font-size-asian="12pt" style:font-size-complex="12pt"/>
    </style:style>
    <style:style style:name="P88" style:family="paragraph" style:parent-style-name="Preformatted_20_Text">
      <style:text-properties fo:color="#0000ff" style:font-name="Baskerville Old Face" fo:font-size="12pt" style:font-size-asian="12pt" style:font-size-complex="12pt"/>
    </style:style>
    <style:style style:name="P89"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90" style:family="paragraph" style:parent-style-name="Preformatted_20_Text">
      <style:text-properties fo:color="#0000ff" style:font-name="Lucida Console" fo:font-size="10pt" style:font-size-asian="12pt" style:font-size-complex="12pt"/>
    </style:style>
    <style:style style:name="P91" style:family="paragraph" style:parent-style-name="Preformatted_20_Text">
      <style:text-properties fo:color="#0000ff" style:font-name="Lucida Console" fo:font-size="10pt" fo:font-weight="normal" style:font-size-asian="14pt" style:font-weight-asian="normal" style:font-size-complex="14pt" style:font-weight-complex="normal"/>
    </style:style>
    <style:style style:name="P92" style:family="paragraph" style:parent-style-name="Preformatted_20_Text">
      <style:text-properties fo:color="#0000ff" style:font-name="Baskerville Old Face1" fo:font-size="12pt" fo:font-weight="normal" style:font-size-asian="12pt" style:font-weight-asian="normal" style:font-size-complex="12pt" style:font-weight-complex="normal"/>
    </style:style>
    <style:style style:name="P93" style:family="paragraph" style:parent-style-name="Preformatted_20_Text">
      <style:text-properties fo:color="#111111" style:font-name="Baskerville Old Face" fo:font-size="12pt" style:font-size-asian="12pt" style:font-size-complex="12pt"/>
    </style:style>
    <style:style style:name="P94"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95" style:family="paragraph" style:parent-style-name="Preformatted_20_Text">
      <style:text-properties fo:color="#111111" style:font-name="Lucida Console" fo:font-size="10pt" fo:font-weight="normal" style:font-size-asian="14pt" style:font-weight-asian="normal" style:font-size-complex="14pt" style:font-weight-complex="normal"/>
    </style:style>
    <style:style style:name="P96" style:family="paragraph" style:parent-style-name="Preformatted_20_Text">
      <style:text-properties fo:color="#111111" style:font-name="Baskerville Old Face1" fo:font-size="12pt" style:font-size-asian="12pt" style:font-size-complex="12pt"/>
    </style:style>
    <style:style style:name="P97"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98" style:family="paragraph" style:parent-style-name="Preformatted_20_Text">
      <style:text-properties fo:color="#000000" style:font-name="Baskerville Old Face" fo:font-size="12pt" style:font-size-asian="12pt" style:font-size-complex="12pt"/>
    </style:style>
    <style:style style:name="P99" style:family="paragraph" style:parent-style-name="Preformatted_20_Text">
      <style:text-properties fo:color="#000000" style:font-name="Baskerville Old Face1" fo:font-size="12pt" style:font-size-asian="12pt" style:font-size-complex="12pt"/>
    </style:style>
    <style:style style:name="P100" style:family="paragraph" style:parent-style-name="Preformatted_20_Text">
      <style:text-properties fo:color="#000000" style:font-name="Baskerville Old Face1" fo:font-size="12pt" fo:font-weight="normal" fo:background-color="#ffff00" style:font-size-asian="12pt" style:font-weight-asian="normal" style:font-size-complex="12pt" style:font-weight-complex="normal"/>
    </style:style>
    <style:style style:name="P101" style:family="paragraph" style:parent-style-name="Preformatted_20_Text">
      <style:text-properties fo:color="#000000" style:font-name="Baskerville Old Face1" fo:font-size="12pt" fo:font-weight="normal" style:font-size-asian="12pt" style:font-weight-asian="normal" style:font-size-complex="12pt" style:font-weight-complex="normal"/>
    </style:style>
    <style:style style:name="P102" style:family="paragraph" style:parent-style-name="Preformatted_20_Text">
      <style:text-properties fo:color="#000000" style:font-name="Baskerville Old Face1" fo:font-size="12pt" fo:font-weight="normal" style:font-size-asian="12pt" style:font-size-complex="12pt"/>
    </style:style>
    <style:style style:name="P103" style:family="paragraph" style:parent-style-name="Preformatted_20_Text">
      <style:text-properties style:use-window-font-color="true" style:font-name="Baskerville Old Face" fo:font-size="12pt" fo:font-weight="normal" style:font-size-asian="12pt" style:font-weight-asian="normal" style:font-size-complex="12pt" style:font-weight-complex="normal"/>
    </style:style>
    <style:style style:name="P104" style:family="paragraph" style:parent-style-name="Preformatted_20_Text">
      <style:text-properties style:use-window-font-color="true" style:font-name="Baskerville Old Face1" fo:font-size="12pt" fo:font-weight="normal" style:font-size-asian="12pt" style:font-weight-asian="normal" style:font-size-complex="12pt" style:font-weight-complex="normal"/>
    </style:style>
    <style:style style:name="P105" style:family="paragraph" style:parent-style-name="Preformatted_20_Text">
      <style:text-properties fo:font-variant="normal" fo:text-transform="none" fo:color="#000000" style:font-name="Baskerville Old Face1" fo:font-size="12pt" fo:letter-spacing="normal" fo:font-style="normal" fo:font-weight="normal" style:font-size-asian="12pt" style:font-size-complex="12pt"/>
    </style:style>
    <style:style style:name="P106" style:family="paragraph" style:parent-style-name="Preformatted_20_Text">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107" style:family="paragraph" style:parent-style-name="Preformatted_20_Text">
      <style:text-properties fo:font-variant="normal" fo:text-transform="none" fo:color="#000000" style:font-name="Baskerville Old Face1" fo:font-size="12pt" fo:letter-spacing="normal" fo:font-style="normal" fo:font-weight="normal" style:font-size-asian="12pt" style:font-weight-asian="normal" style:font-size-complex="12pt" style:font-weight-complex="normal"/>
    </style:style>
    <style:style style:name="P108" style:family="paragraph" style:parent-style-name="Preformatted_20_Text">
      <style:paragraph-properties fo:orphans="2" fo:widows="2"/>
      <style:text-properties style:font-name="Baskerville Old Face1" fo:font-size="12pt" style:font-size-asian="12pt" style:font-size-complex="12pt"/>
    </style:style>
    <style:style style:name="P109"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110"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111" style:family="paragraph" style:parent-style-name="ttBlue">
      <style:text-properties fo:color="#000000"/>
    </style:style>
    <style:style style:name="P112" style:family="paragraph" style:parent-style-name="Contents_20_2">
      <style:paragraph-properties>
        <style:tab-stops>
          <style:tab-stop style:position="6.7146in" style:type="right" style:leader-style="dotted" style:leader-text="."/>
        </style:tab-stops>
      </style:paragraph-properties>
    </style:style>
    <style:style style:name="P113" style:family="paragraph" style:parent-style-name="Contents_20_1">
      <style:paragraph-properties>
        <style:tab-stops>
          <style:tab-stop style:position="6.911in" style:type="right" style:leader-style="dotted" style:leader-text="."/>
        </style:tab-stops>
      </style:paragraph-properties>
    </style:style>
    <style:style style:name="P114" style:family="paragraph" style:parent-style-name="Text_20_body">
      <style:paragraph-properties fo:margin-top="0in" fo:margin-bottom="0in"/>
      <style:text-properties style:font-name="Baskerville Old Face1"/>
    </style:style>
    <style:style style:name="P115" style:family="paragraph" style:parent-style-name="Text_20_body">
      <style:paragraph-properties fo:margin-top="0in" fo:margin-bottom="0in"/>
      <style:text-properties style:font-name="Baskerville Old Face1" fo:font-size="12pt" style:font-size-asian="12pt" style:font-size-complex="12pt"/>
    </style:style>
    <style:style style:name="P116" style:family="paragraph" style:parent-style-name="Text_20_body">
      <style:paragraph-properties fo:margin-top="0in" fo:margin-bottom="0in"/>
      <style:text-properties fo:color="#0000ff"/>
    </style:style>
    <style:style style:name="P117" style:family="paragraph" style:parent-style-name="Preformatted_20_Text">
      <style:paragraph-properties fo:margin-top="0in" fo:margin-bottom="0in" fo:padding="0in" fo:border="none"/>
    </style:style>
    <style:style style:name="P118" style:family="paragraph" style:parent-style-name="Preformatted_20_Text">
      <style:paragraph-properties fo:margin-top="0in" fo:margin-bottom="0in" fo:padding="0in" fo:border="none"/>
      <style:text-properties style:font-name="Ubuntu Mono" fo:font-size="10.3999996185303pt"/>
    </style:style>
    <style:style style:name="P119" style:family="paragraph" style:parent-style-name="Preformatted_20_Text">
      <style:paragraph-properties fo:margin-top="0in" fo:margin-bottom="0in" fo:padding="0in" fo:border="none"/>
      <style:text-properties fo:color="#0000ff" style:font-name="Ubuntu Mono" fo:font-size="10.3999996185303pt"/>
    </style:style>
    <style:style style:name="P120" style:family="paragraph" style:parent-style-name="Illustration">
      <style:text-properties style:use-window-font-color="true" style:font-name="Times New Roman4" fo:font-size="12pt" fo:font-style="italic" fo:font-weight="normal" style:font-size-asian="12pt" style:font-style-asian="italic" style:font-weight-asian="normal" style:font-size-complex="12pt" style:font-style-complex="italic" style:font-weight-complex="normal"/>
    </style:style>
    <style:style style:name="P121" style:family="paragraph" style:parent-style-name="Illustration">
      <style:text-properties style:use-window-font-color="true" style:font-name="Baskerville Old Face" fo:font-size="12pt" fo:font-style="normal" fo:font-weight="normal" style:font-size-asian="12pt" style:font-style-asian="normal" style:font-weight-asian="normal" style:font-size-complex="12pt" style:font-style-complex="normal" style:font-weight-complex="normal"/>
    </style:style>
    <style:style style:name="P122" style:family="paragraph" style:parent-style-name="Table_20_Contents">
      <style:text-properties fo:font-size="2pt" style:font-size-asian="2pt" style:font-size-complex="2pt"/>
    </style:style>
    <style:style style:name="P123"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124" style:family="paragraph" style:parent-style-name="Heading_20_1">
      <style:text-properties style:font-name="Baskerville Old Face" fo:font-size="14pt" style:font-size-asian="14pt" style:font-size-complex="14pt"/>
    </style:style>
    <style:style style:name="P125"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126" style:family="paragraph" style:parent-style-name="Heading_20_1">
      <style:paragraph-properties fo:break-before="page"/>
      <style:text-properties style:font-name="Baskerville Old Face" fo:font-size="18pt" style:font-size-asian="18pt" style:font-size-complex="18pt"/>
    </style:style>
    <style:style style:name="P127" style:family="paragraph" style:parent-style-name="Heading_20_1">
      <style:paragraph-properties fo:break-before="page"/>
      <style:text-properties style:font-name="Baskerville Old Face" fo:font-size="14pt" style:font-size-asian="14pt" style:font-size-complex="14pt"/>
    </style:style>
    <style:style style:name="P128" style:family="paragraph" style:parent-style-name="Heading_20_2">
      <style:text-properties style:font-name="Baskerville Old Face"/>
    </style:style>
    <style:style style:name="P129" style:family="paragraph" style:parent-style-name="Heading_20_2">
      <style:text-properties style:font-name="Baskerville Old Face" fo:font-size="12pt" style:font-size-asian="12pt" style:font-size-complex="12pt"/>
    </style:style>
    <style:style style:name="P130" style:family="paragraph" style:parent-style-name="Heading_20_2">
      <style:text-properties style:font-name="Baskerville Old Face" fo:font-size="14pt" style:font-size-asian="14pt" style:font-size-complex="14pt"/>
    </style:style>
    <style:style style:name="P131"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132"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color="#111111"/>
    </style:style>
    <style:style style:name="T14" style:family="text">
      <style:text-properties fo:color="#111111" fo:font-style="italic" style:font-style-asian="italic" style:font-style-complex="italic"/>
    </style:style>
    <style:style style:name="T15" style:family="text">
      <style:text-properties fo:color="#111111" fo:font-style="italic" fo:font-weight="bold" style:font-style-asian="italic" style:font-weight-asian="bold" style:font-style-complex="italic" style:font-weight-complex="bold"/>
    </style:style>
    <style:style style:name="T16" style:family="text">
      <style:text-properties fo:color="#111111" fo:font-style="normal" style:font-style-asian="normal" style:font-style-complex="normal"/>
    </style:style>
    <style:style style:name="T17" style:family="text">
      <style:text-properties fo:color="#111111" fo:font-style="normal" fo:font-weight="bold" style:font-style-asian="normal" style:font-weight-asian="bold" style:font-style-complex="normal" style:font-weight-complex="bold"/>
    </style:style>
    <style:style style:name="T18" style:family="text">
      <style:text-properties fo:color="#111111" style:font-name="Lucida Console" fo:font-size="10pt"/>
    </style:style>
    <style:style style:name="T19" style:family="text">
      <style:text-properties fo:color="#111111" style:font-size-asian="12pt" style:font-size-complex="12pt"/>
    </style:style>
    <style:style style:name="T20" style:family="text">
      <style:text-properties style:font-name="Baskerville Old Face"/>
    </style:style>
    <style:style style:name="T21" style:family="text">
      <style:text-properties style:font-name="Baskerville Old Face" fo:font-size="12pt" style:font-size-asian="12pt" style:font-size-complex="12pt"/>
    </style:style>
    <style:style style:name="T22" style:family="text">
      <style:text-properties style:font-name="Baskerville Old Face" fo:font-size="12pt" fo:font-weight="bold" style:font-size-asian="12pt" style:font-weight-asian="bold" style:font-size-complex="12pt" style:font-weight-complex="bold"/>
    </style:style>
    <style:style style:name="T23" style:family="text">
      <style:text-properties style:font-name="Baskerville Old Face" fo:font-size="12pt" fo:font-weight="normal" style:font-size-asian="12pt" style:font-weight-asian="normal" style:font-size-complex="12pt" style:font-weight-complex="normal"/>
    </style:style>
    <style:style style:name="T24" style:family="text">
      <style:text-properties style:font-name="Baskerville Old Face" fo:font-size="12pt" fo:font-style="italic" style:font-size-asian="12pt" style:font-style-asian="italic" style:font-size-complex="12pt" style:font-style-complex="italic"/>
    </style:style>
    <style:style style:name="T25"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6" style:family="text">
      <style:text-properties style:font-name="Baskerville Old Face" fo:font-size="12pt" fo:font-style="normal" style:font-size-asian="12pt" style:font-style-asian="normal" style:font-size-complex="12pt" style:font-style-complex="normal"/>
    </style:style>
    <style:style style:name="T27" style:family="text">
      <style:text-properties style:font-name="Baskerville Old Face" fo:font-size="10pt" style:font-size-asian="10pt" style:font-size-complex="10pt"/>
    </style:style>
    <style:style style:name="T28" style:family="text">
      <style:text-properties style:font-name="Baskerville Old Face" fo:font-size="10pt" fo:font-style="italic" style:font-size-asian="10pt" style:font-style-asian="italic" style:font-size-complex="10pt" style:font-style-complex="italic"/>
    </style:style>
    <style:style style:name="T29" style:family="text">
      <style:text-properties fo:font-size="32pt" style:font-size-asian="32pt" style:font-size-complex="32pt"/>
    </style:style>
    <style:style style:name="T30" style:family="text">
      <style:text-properties fo:color="#000000"/>
    </style:style>
    <style:style style:name="T31" style:family="text">
      <style:text-properties fo:color="#000000" fo:font-style="normal" style:font-style-asian="normal" style:font-style-complex="normal"/>
    </style:style>
    <style:style style:name="T32" style:family="text">
      <style:text-properties fo:color="#000000" style:font-name="Lucida Console" fo:font-size="10pt"/>
    </style:style>
    <style:style style:name="T33" style:family="text">
      <style:text-properties fo:color="#000000" fo:font-size="12pt" fo:font-weight="bold" style:font-size-asian="12pt" style:font-weight-asian="bold" style:font-size-complex="12pt" style:font-weight-complex="bold"/>
    </style:style>
    <style:style style:name="T34" style:family="text">
      <style:text-properties fo:color="#000000" fo:font-size="12pt" style:font-size-asian="12pt" style:font-size-complex="12pt"/>
    </style:style>
    <style:style style:name="T35" style:family="text">
      <style:text-properties fo:color="#000000" fo:font-size="12pt" fo:font-weight="normal" style:font-size-asian="12pt" style:font-weight-asian="normal" style:font-size-complex="12pt" style:font-weight-complex="normal"/>
    </style:style>
    <style:style style:name="T36" style:family="text">
      <style:text-properties fo:color="#4b1f6f"/>
    </style:style>
    <style:style style:name="T37" style:family="text">
      <style:text-properties fo:font-weight="bold" style:font-weight-asian="bold" style:font-weight-complex="bold"/>
    </style:style>
    <style:style style:name="T38" style:family="text">
      <style:text-properties style:font-name="Lucida Console" fo:font-size="10pt"/>
    </style:style>
    <style:style style:name="T39" style:family="text">
      <style:text-properties fo:font-weight="normal"/>
    </style:style>
    <style:style style:name="T40" style:family="text">
      <style:text-properties fo:font-weight="normal" style:font-weight-asian="normal" style:font-weight-complex="normal"/>
    </style:style>
    <style:style style:name="T41" style:family="text">
      <style:text-properties fo:color="#0000ff"/>
    </style:style>
    <style:style style:name="T42" style:family="text">
      <style:text-properties fo:color="#0000ff" fo:font-style="normal" style:font-style-asian="normal" style:font-style-complex="normal"/>
    </style:style>
    <style:style style:name="T43" style:family="text">
      <style:text-properties fo:color="#0000ff" fo:font-style="normal" fo:font-weight="normal" style:font-style-asian="normal" style:font-weight-asian="normal" style:font-style-complex="normal" style:font-weight-complex="normal"/>
    </style:style>
    <style:style style:name="T44" style:family="text">
      <style:text-properties fo:color="#0000ff" style:font-size-asian="12pt" style:font-size-complex="12pt"/>
    </style:style>
    <style:style style:name="T45" style:family="text">
      <style:text-properties style:use-window-font-color="true" style:font-name="Baskerville Old Face" fo:font-size="14pt" fo:font-weight="bold" style:font-size-asian="14pt" style:font-weight-asian="bold" style:font-size-complex="14pt" style:font-weight-complex="bold"/>
    </style:style>
    <style:style style:name="T46" style:family="text">
      <style:text-properties style:use-window-font-color="true" style:font-name="Baskerville Old Face1" fo:font-size="12pt" fo:font-weight="normal" style:font-size-asian="12pt" style:font-weight-asian="normal" style:font-size-complex="12pt" style:font-weight-complex="normal"/>
    </style:style>
    <style:style style:name="T47" style:family="text">
      <style:text-properties style:use-window-font-color="true" style:font-name="Baskerville Old Face1" fo:font-size="12pt" fo:font-weight="bold" style:font-size-asian="12pt" style:font-weight-asian="bold" style:font-size-complex="12pt" style:font-weight-complex="bold"/>
    </style:style>
    <style:style style:name="T48" style:family="text">
      <style:text-properties style:use-window-font-color="true" fo:font-weight="normal" style:font-weight-asian="normal" style:font-weight-complex="normal"/>
    </style:style>
    <style:style style:name="T49" style:family="text">
      <style:text-properties style:use-window-font-color="true" style:font-name="Times New Roman4" fo:font-size="12pt" fo:font-style="italic" fo:font-weight="normal" style:font-size-asian="12pt" style:font-style-asian="italic" style:font-weight-asian="normal" style:font-size-complex="12pt" style:font-style-complex="italic" style:font-weight-complex="normal"/>
    </style:style>
    <style:style style:name="T50" style:family="text">
      <style:text-properties fo:font-variant="normal" fo:text-transform="none" fo:color="#303336" style:font-name="Baskerville Old Face" fo:font-size="14pt" fo:letter-spacing="normal" fo:font-style="normal" fo:background-color="#eff0f1" style:font-size-asian="14pt" style:font-size-complex="14pt"/>
    </style:style>
    <style:style style:name="T51" style:family="text">
      <style:text-properties fo:font-variant="normal" fo:text-transform="none" fo:color="#303336" style:font-name="Baskerville Old Face1" fo:letter-spacing="normal" fo:font-style="normal" fo:background-color="#eff0f1"/>
    </style:style>
    <style:style style:name="T52" style:family="text">
      <style:text-properties fo:font-variant="normal" fo:text-transform="none" fo:color="#303336" style:font-name="Baskerville Old Face1" fo:font-size="12pt" fo:letter-spacing="normal" fo:font-style="normal" fo:background-color="#eff0f1" style:font-size-asian="12pt" style:font-size-complex="12pt"/>
    </style:style>
    <style:style style:name="T53" style:family="text">
      <style:text-properties fo:font-variant="normal" fo:text-transform="none" fo:color="#000000" style:font-name="Baskerville Old Face" fo:font-size="12pt" fo:letter-spacing="normal" fo:font-style="normal" fo:font-weight="normal" style:font-size-asian="12pt" style:font-size-complex="12pt"/>
    </style:style>
    <style:style style:name="T54" style:family="text">
      <style:text-properties fo:font-variant="normal" fo:text-transform="none" fo:color="#111111" style:font-name="Baskerville Old Face" fo:font-size="12pt" fo:letter-spacing="normal" fo:font-style="normal" fo:font-weight="normal" style:font-size-asian="12pt" style:font-size-complex="12pt"/>
    </style:style>
    <style:style style:name="T55" style:family="text">
      <style:text-properties fo:font-variant="normal" fo:text-transform="none" fo:letter-spacing="normal" fo:font-style="normal" fo:font-weight="normal"/>
    </style:style>
    <style:style style:name="T56" style:family="text">
      <style:text-properties style:font-size-asian="12pt" style:font-size-complex="12pt"/>
    </style:style>
    <style:style style:name="T57" style:family="text">
      <style:text-properties style:font-name="Baskerville Old Face1"/>
    </style:style>
    <style:style style:name="T58" style:family="text">
      <style:text-properties style:font-name="Baskerville Old Face1" style:font-size-asian="12pt" style:font-size-complex="12pt"/>
    </style:style>
    <style:style style:name="T59" style:family="text">
      <style:text-properties style:font-name="Baskerville Old Face1" fo:font-size="12pt" style:font-size-asian="12pt" style:font-size-complex="12pt"/>
    </style:style>
    <style:style style:name="T60" style:family="text">
      <style:text-properties fo:font-size="10pt" style:font-size-asian="10pt" style:font-size-complex="10pt"/>
    </style:style>
    <style:style style:name="T61" style:family="text">
      <style:text-properties fo:font-size="10pt" fo:font-style="italic" style:font-size-asian="10pt" style:font-style-asian="italic" style:font-size-complex="10pt" style:font-style-complex="italic"/>
    </style:style>
    <style:style style:name="T62" style:family="text">
      <style:text-properties fo:font-size="8pt" style:font-size-asian="8pt" style:font-size-complex="8pt"/>
    </style:style>
    <style:style style:name="T63" style:family="text">
      <style:text-properties style:font-name="Times New Roman4" fo:font-size="12pt" fo:font-style="italic" style:font-size-asian="12pt" style:font-style-asian="italic" style:font-size-complex="12pt" style:font-style-complex="italic"/>
    </style:style>
    <style:style style:name="T64" style:family="text">
      <style:text-properties style:font-name="Ubuntu Mono" fo:font-size="10.3999996185303pt"/>
    </style:style>
    <style:style style:name="fr1" style:family="graphic" style:parent-style-name="Frame">
      <style:graphic-properties fo:margin-left="0.1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84"><text:span text:style-name="T29">uRProgramming</text:span><text:span text:style-name="T1"><text:line-break/><text:line-break/>By</text:span></text:p>
      <text:p text:style-name="P85"/>
      <text:p text:style-name="P86"><text:s/>Zekai Otles </text:p>
      <text:p text:style-name="P29">Created on \Sexpr{date()} </text:p>
      <text:p text:style-name="P29"/>
      <text:p text:style-name="P29"/>
      <text:p text:style-name="P29"/>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4">Table of Contents</text:p>
          </text:index-title>
          <text:p text:style-name="P113"><text:s/>1 Introduction<text:tab/>4</text:p>
          <text:p text:style-name="P113"><text:s/>2 Environment Setup for R programming Developers<text:tab/>4</text:p>
          <text:p text:style-name="P112"><text:s/>2.1 <text:s/>Environment setup<text:tab/>4</text:p>
          <text:p text:style-name="P112"><text:s/>2.2 <text:s/>Using Version Control System<text:tab/>4</text:p>
          <text:p text:style-name="P112"><text:s/>2.3 Using IDE to develop R scripts<text:tab/>4</text:p>
          <text:p text:style-name="P112"><text:s/>2.4 Writing functions<text:tab/>4</text:p>
          <text:p text:style-name="P112"><text:s/>2.5 Create R package System<text:tab/>4</text:p>
          <text:p text:style-name="P113"><text:s/>3 Simple Data Types and Objects<text:tab/>5</text:p>
          <text:p text:style-name="P113"><text:s/>4 Control Structures<text:tab/>7</text:p>
          <text:p text:style-name="P112"><text:s/>4.1 If statements<text:tab/>7</text:p>
          <text:p text:style-name="P112"><text:s/>4.2 If then Else statements<text:tab/>9</text:p>
          <text:p text:style-name="P112"><text:s/>4.3 Switch statements<text:tab/>9</text:p>
          <text:p text:style-name="P113"><text:s/>5 Loop Structures<text:tab/>11</text:p>
          <text:p text:style-name="P112"><text:s/>5.1 For loop<text:tab/>11</text:p>
          <text:p text:style-name="P112"><text:s/>5.2 While loop<text:tab/>11</text:p>
          <text:p text:style-name="P113"><text:s/>6 Data Structures<text:tab/>13</text:p>
          <text:p text:style-name="P112"><text:s/>6.1 Data Frame<text:tab/>15</text:p>
          <text:p text:style-name="P112"><text:s/>6.2 Vector<text:tab/>16</text:p>
          <text:p text:style-name="P112"><text:s/>6.3 Matrix<text:tab/>17</text:p>
          <text:p text:style-name="P112"><text:s/>6.4 List<text:tab/>17</text:p>
          <text:p text:style-name="P113"><text:s/>7 Simple Statistical Analysis<text:tab/>18</text:p>
          <text:p text:style-name="P113"><text:s/>8 Graphic Outputs<text:tab/>20</text:p>
          <text:p text:style-name="P113"><text:s/>9 Simple Table Outputs<text:tab/>20</text:p>
          <text:p text:style-name="P113"><text:s/>10 Reference<text:tab/>20</text:p>
        </text:index-body>
      </text:table-of-content>
      <text:p text:style-name="P18"/>
      <text:p text:style-name="P18"/>
      <text:p text:style-name="P18"/>
      <text:p text:style-name="P29"/>
      <text:p text:style-name="P73">Acknowledgements</text:p>
      <text:p text:style-name="Text_20_body"><text:tab/><text:span text:style-name="T21">I would love thank my wife Sevtap Otles putting up with me while I was working on this book.</text:span></text:p>
      <text:p text:style-name="P28"><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about education cost and how it is financially stressing the families.</text:p>
      <text:p text:style-name="P28"><text:tab/> My grand father (Ethem Demirkol) has taught me to work hard, be honest and treat all the people equal.</text:p>
      <text:p text:style-name="P28"><text:tab/>Finally, I would <text:s/>love thank to both of my sons (Erkin and Arel) for their sincerity, honesty, life choices and support to my wife and myself. </text:p>
      <text:p text:style-name="P28"><text:tab/>Thanks to all supporters, readers of this book and contributors to society.</text:p>
      <text:h text:style-name="P126" text:outline-level="1">Introduction</text:h>
      <text:p text:style-name="P33"><text:tab/>The goal of this document is to create a simple R-book utilizing software engineering development tools. Our vision for the readers of this book is <text:s/>to demonstrate how to develop R scripts and manage their scripts using currently available tools. Many people don't have much time to <text:s/>start learning R programming and don't have much experience to integrate their script with the existing software engineering tools. Here in this book, our aim is to start simple and built R software scripts using some software technologies.</text:p>
      <text:p text:style-name="P33"><text:tab/>In the next section of this book, we will inform the readers how to set up environment for writing R scripts. Also in this section, we will introduce reader how to develop/write their first R program. We will briefly explain version control system which is required for any software development. Regardless of the project size, the version control system will <text:s/>greatly benefit any of the software developer. The writing R scripts is not an exception, that's why we would start integrating our software with a version control.</text:p>
      <text:p text:style-name="P33"><text:tab/>We will start explaining how and where to develop R scripts. The modern days software development requires fast development cycle. The fast development cycle brought us an Integrated Development Environments (IDEs), we could develop software checkout to or from version control system and run the code to see the immediate results. Here, we will use on of the widely used IDE environment Rstudio to develop and maintain R-scripts. The Rstudio will help us to <text:s/>develop scripts faster and allow us to integrate the code development with version control system such as <text:s/>“git”. The git version control is a widely used version control system for the software development. The Rstudio will also give us options to run, debug and <text:s/>build options. <text:s/>Those are a few of the benefits of developing R scripts in an IDE.</text:p>
      <text:p text:style-name="P33"/>
      <text:p text:style-name="P33"><text:tab/></text:p>
      <text:h text:style-name="P123" text:outline-level="1"><text:soft-page-break/>Environment Setup for R programming Developers</text:h>
      <text:h text:style-name="Heading_20_2" text:outline-level="2"><text:s/><text:span text:style-name="T20">Environment setup</text:span></text:h>
      <text:p text:style-name="P72"><text:tab/>The modern software developments are done by using integrated development <text:s/>environment (IDE). The development environment increases the productivity and integrates software building with other auxilary tools. In order to develop R-scripts, one needs to have medium like Rstudio which can be downloaded from the website (https://rstudio.com). The R scripts can be written in Rstudio, the scripts can be run or debug from the source. The R scripts can be integrated with version control using IDE available plugin.</text:p>
      <text:p text:style-name="P72">The portion of code snippets can be selected and run as shown here.</text:p>
      <text:p text:style-name="P72"><draw:frame draw:style-name="fr1" draw:name="Frame1" text:anchor-type="paragraph" svg:width="6.911in" draw:z-index="6"><draw:text-box fo:min-height="1.689in"><text:p text:style-name="Illustration"><draw:frame draw:style-name="fr3" draw:name="graphics9" text:anchor-type="paragraph" svg:width="6.911in" svg:height="1.689in" style:rel-height="scale" draw:z-index="7"><draw:image xlink:href="Pictures/10000000000003DA000000F117C4193F.png" xlink:type="simple" xlink:show="embed" xlink:actuate="onLoad"/></draw:frame>Figure <text:sequence text:ref-name="refIllustration0" text:name="Illustration" text:formula="ooow:Illustration+1" style:num-format="1">2.1</text:sequence>: Simple R script</text:p></draw:text-box></draw:frame></text:p>
      <text:p text:style-name="P72">The results of the R scripts <text:s/>can be seen in the console panel of the R studio.</text:p>
      <text:p text:style-name="P72"/>
      <text:p text:style-name="P72"><draw:frame draw:style-name="fr2" draw:name="Frame2" text:anchor-type="paragraph" svg:width="6.911in" draw:z-index="8"><draw:text-box fo:min-height="2.6819in"><text:p text:style-name="Illustration"><draw:frame draw:style-name="fr4" draw:name="graphics10" text:anchor-type="paragraph" svg:x="0in" svg:y="-0.0374in" svg:width="6.911in" svg:height="2.6819in" style:rel-height="scale" draw:z-index="9"><draw:image xlink:href="Pictures/10000000000003C1000001756B1B9E35.png" xlink:type="simple" xlink:show="embed" xlink:actuate="onLoad"/></draw:frame>Figure <text:sequence text:ref-name="refIllustration1" text:name="Illustration" text:formula="ooow:Illustration+1" style:num-format="1">2.2</text:sequence>: Result set of R-script in the output console</text:p></draw:text-box></draw:frame><text:soft-page-break/></text:p>
      <text:p text:style-name="P35">The “<text:span text:style-name="T8">help</text:span>” command is a useful to keyword in in R language. For example, if you want learn what is<text:span text:style-name="T7"> “ls()”</text:span> command, you can type<text:span text:style-name="T7"> “help(ls)”</text:span>. The<text:span text:style-name="T7"> ls()</text:span> and <text:span text:style-name="T7">objects()</text:span> commands list the existing objects in the environment. A few commands will help reader to navigate in R environment,<text:span text:style-name="T7"> dir()</text:span> lists the files and directories, <text:span text:style-name="T7">setwd(“dirName”)</text:span> will set the current working directory,<text:span text:style-name="T7"> getwd()</text:span> gets the name of the current directory. Currently used packages and versions, can be listed with the following command <text:span text:style-name="T7">pkgVersions()</text:span>. Here is list of the packages currently in use.</text:p>
      <text:p text:style-name="P34"/>
      <text:p text:style-name="P83"/>
      <text:p text:style-name="P5">&lt;&lt;environment, <text:s/>echo=FALSE, results=xml&gt;&gt;=</text:p>
      <text:p text:style-name="P5"/>
      <text:p text:style-name="P76">odfTable(pkgVersions("data frame"))</text:p>
      <text:p text:style-name="P78">@</text:p>
      <text:p text:style-name="P78"/>
      <text:p text:style-name="Preformatted_20_Text"><text:span text:style-name="Source_20_Text"><text:span text:style-name="T21">A simple function demonstrates the usage of</text:span></text:span><text:span text:style-name="Source_20_Text"><text:span text:style-name="T24"> ls,</text:span></text:span><text:span text:style-name="Source_20_Text"><text:span text:style-name="T26"> and next line shows how to get current directories and files. </text:span></text:span><text:span text:style-name="Source_20_Text"><text:span text:style-name="T21"><text:s/></text:span></text:span></text:p>
      <text:p text:style-name="P75"><text:span text:style-name="Source_20_Text"><text:span text:style-name="T21">&lt;&lt;environmentl&gt;&gt;=</text:span></text:span></text:p>
      <text:p text:style-name="P79">environment("ls")</text:p>
      <text:p text:style-name="P79">cat("Current Working Dir \n",getwd())</text:p>
      <text:p text:style-name="P3">@</text:p>
      <text:p text:style-name="P2"/>
      <text:h text:style-name="Heading_20_2" text:outline-level="2"><text:s/><text:span text:style-name="T20">Using Version Control System</text:span></text:h>
      <text:p text:style-name="P28"><text:tab/></text:p>
      <text:p text:style-name="P28"><text:soft-page-break/><text:tab/>Writing any software program will also require management of changes and modifications of the codes. The person develop software continuously make modification and store changes, the version control systems specifically developed for these kind of needs. The R script development is not different from the other software developments and requires constant modification and updates <text:s/>of <text:s/>the scripts. Utilizing version control system will immensely help the scripts development process.</text:p>
      <text:p text:style-name="P28"><text:tab/>There are so many different version control systems avaliable such as CVS, SVN, Mercurial and <text:s/>git. Here, we decided to use one of the widely used version control systems<text:span text:style-name="T9"> git</text:span>. The <text:span text:style-name="T7">git</text:span> is chosen because of the simplicity and it is also <text:s/>distributed version control system. In the following sections, we will demonstrate how to use<text:span text:style-name="T7"> git</text:span> to manage R script development. </text:p>
      <text:p text:style-name="P28"><text:tab/>We can keep our codes in the clouds such as github, gitlab, bitbucket or microsoft team foundation services. <text:s/>We can also deploy gitlab or git services <text:s/>at the premise. Since git distributed, the developer also can keep their repository on their workstation. This infrastructure offers developers great flexibility to manage <text:s/>their codes locally and centrally. Having the codes in the cloud, frees user to owning and managing their infrastructure and <text:s/>offers great flexibility to collaborate with their peers. </text:p>
      <text:p text:style-name="P28"><text:tab/>Once the code repository is available, we can clone repository similar to the command <text:span text:style-name="T61">“git clone https://otles@bitbucket.org/otles/r_repo”</text:span>.</text:p>
      <text:p text:style-name="P28">This command will clone<text:span text:style-name="T61"> “r-repo”</text:span> into the current directory.</text:p>
      <text:p text:style-name="P28"><text:tab/><text:span text:style-name="T60"><text:tab/></text:span><text:span text:style-name="T62">$ git clone https://otles@bitbucket.org/otles/r_repo.git </text:span></text:p>
      <text:p text:style-name="P41"><text:tab/><text:tab/><text:tab/>Cloning into 'r_repo'... </text:p>
      <text:p text:style-name="P41"><text:tab/><text:tab/><text:tab/>Password for 'https://otles@bitbucket.org': </text:p>
      <text:p text:style-name="P41"><text:tab/><text:tab/><text:tab/>remote: Counting objects: 1318, done. </text:p>
      <text:p text:style-name="P41"><text:tab/><text:tab/><text:tab/>remote: Compressing objects: 100% (1165/1165), done. </text:p>
      <text:p text:style-name="P41"><text:tab/><text:tab/><text:tab/>remote: Total 1318 (delta 785), reused 147 (delta 64) </text:p>
      <text:p text:style-name="P41"><text:tab/><text:tab/><text:tab/>Receiving objects: 100% (1318/1318), 9.59 MiB | 8.73 MiB/s, done. </text:p>
      <text:p text:style-name="P41"><text:tab/><text:tab/><text:tab/>Resolving deltas: 100% (785/785), done. </text:p>
      <text:p text:style-name="P41"><text:tab/><text:tab/><text:tab/>Checking connectivity... done. </text:p>
      <text:p text:style-name="P41"><text:tab/><text:tab/>zekai@zoubuntu:~$ cd r_repo</text:p>
      <text:p text:style-name="P41"/>
      <text:p text:style-name="P31">One can see, the checked out version of the files by going into the folder <text:span text:style-name="T61">“cd r_repo”</text:span>. Type following command <text:span text:style-name="T61">“git checkout”</text:span> to see the directory is up to date or not.</text:p>
      <text:p text:style-name="P28"><text:span text:style-name="T2"><text:tab/><text:tab/></text:span><text:span text:style-name="T62">$ git checkout </text:span></text:p>
      <text:p text:style-name="P41"><text:tab/><text:tab/><text:tab/>Your branch is up-to-date with 'origin/master'. </text:p>
      <text:p text:style-name="P51"><text:span text:style-name="T20">We can also checkout different branch by defining the branch name </text:span><text:span text:style-name="T27">“</text:span><text:span text:style-name="T28">git clone -b branchName repoName”.</text:span><text:span text:style-name="T27"> </text:span></text:p>
      <text:p text:style-name="P41"><text:tab/><text:tab/>$ git clone -b ubuntu https://otles@bitbucket.org/otles/r_repo.git<text:tab/><text:tab/></text:p>
      <text:p text:style-name="Text_20_body"><text:tab/><text:tab/><text:span text:style-name="T21"><text:tab/><text:tab/></text:span></text:p>
      <text:p text:style-name="P28"/>
      <text:p text:style-name="P28"><text:soft-page-break/>We could checkout the git repository from the R-studio, figure 2.3 shows how to checkout the codes for the new project.</text:p>
      <text:p text:style-name="P28"><draw:frame draw:style-name="fr5" draw:name="graphics8" text:anchor-type="paragraph" svg:width="3.1701in" svg:height="2.3299in" draw:z-index="12"><draw:image xlink:href="Pictures/1000000000000261000001BF029A680C.png" xlink:type="simple" xlink:show="embed" xlink:actuate="onLoad"/></draw:frame><draw:frame draw:style-name="fr6" draw:name="graphics11" text:anchor-type="paragraph" svg:x="3.4575in" svg:y="0.202in" svg:width="3.1in" svg:height="1.8598in" draw:z-index="14"><draw:image xlink:href="Pictures/10000000000002540000016578A08169.png" xlink:type="simple" xlink:show="embed" xlink:actuate="onLoad"/></draw:frame></text:p>
      <text:p text:style-name="P28"><draw:frame draw:style-name="fr6" draw:name="graphics12" text:anchor-type="paragraph" svg:x="0.1839in" svg:y="-0.0028in" svg:width="3.0799in" svg:height="2.1598in" draw:z-index="13"><draw:image xlink:href="Pictures/100000000000024F0000019F59ED68A5.png" xlink:type="simple" xlink:show="embed" xlink:actuate="onLoad"/></draw:frame></text:p>
      <text:p text:style-name="P54">Figure 2.3 Creating new project in R-studio.</text:p>
      <text:p text:style-name="P28"/>
      <text:p text:style-name="P28">Once he developer start working on the codes and making modifications, the gt repository plugin will mark the changes on the code. The figure 2.4 demonstrates how the modified files marked (notice the files are marked with <text:s/>“M”) and needs to be committed to the repository. </text:p>
      <text:p text:style-name="P28"><draw:frame draw:style-name="fr2" draw:name="Frame3" text:anchor-type="paragraph" svg:width="5.6547in" draw:z-index="10"><draw:text-box fo:min-height="2.0508in"><text:p text:style-name="P120"><draw:frame draw:style-name="fr3" draw:name="graphics2" text:anchor-type="paragraph" svg:width="5.6547in" svg:height="2.0508in" style:rel-height="scale" draw:z-index="11"><draw:image xlink:href="Pictures/10000201000002C3000000E67B25EA09.png" xlink:type="simple" xlink:show="embed" xlink:actuate="onLoad"/></draw:frame></text:p></draw:text-box></draw:frame><text:tab/><text:span text:style-name="T49">Figure 2.4: Git from Rstudio shows which files are modified recently.</text:span></text:p>
      <text:p text:style-name="P28"><text:soft-page-break/></text:p>
      <text:p text:style-name="P20"/>
      <text:p text:style-name="P20"/>
      <text:p text:style-name="P20"><text:s/><text:tab/>The following screen from Rstudio shows how to commit changes and adding message “Modified after adding bar plot example to the document.” . After one makes changes and commit then code needs to be pushed into the repository.</text:p>
      <text:p text:style-name="P20"/>
      <text:p text:style-name="P23"><draw:frame draw:style-name="fr7" draw:name="graphics3" text:anchor-type="paragraph" svg:width="6.2134in" svg:height="1.8866in" draw:z-index="1"><draw:image xlink:href="Pictures/10000201000003E70000012422CD885C.png" xlink:type="simple" xlink:show="embed" xlink:actuate="onLoad"/></draw:frame><text:tab/></text:p>
      <text:p text:style-name="P27"><text:tab/>Figure 2.5: Git from Rstudio shows how to commit the modified file.</text:p>
      <text:p text:style-name="P20"/>
      <text:p text:style-name="P20">The source code branching with Git is created either using command line or git GUI like source tree can be used <text:s/>for creating branch and other git functionality.</text:p>
      <text:p text:style-name="P121"><draw:frame draw:style-name="fr6" draw:name="graphics4" text:anchor-type="paragraph" svg:x="0.2445in" svg:y="0.1811in" svg:width="6.6154in" svg:height="2.4071in" draw:z-index="2"><draw:image xlink:href="Pictures/10000201000004A1000001C27B08116B.png" xlink:type="simple" xlink:show="embed" xlink:actuate="onLoad"/></draw:frame><text:tab/></text:p>
      <text:p text:style-name="P27"><text:s text:c="6"/>Figure 2.6: Source tree Git shows the created branches</text:p>
      <text:p text:style-name="P20"/>
      <text:p text:style-name="P20">When another branch checked out from R studio, it shows what files are checkout from the branch.</text:p>
      <text:p text:style-name="P20"/>
      <text:p text:style-name="P23"><draw:frame draw:style-name="fr7" draw:name="graphics5" text:anchor-type="paragraph" svg:width="6.2681in" svg:height="3.028in" draw:z-index="3"><draw:image xlink:href="Pictures/10000201000002CC0000014555A52ADD.png" xlink:type="simple" xlink:show="embed" xlink:actuate="onLoad"/></draw:frame><text:soft-page-break/></text:p>
      <text:p text:style-name="P23"><text:s text:c="5"/><text:span text:style-name="T63">Figure 2.7: <text:s/>Git from Rstudio shows the file from the branch</text:span></text:p>
      <text:p text:style-name="P23"/>
      <text:p text:style-name="P23"><text:s/><text:span text:style-name="T2">We can checkout a branch an worked on the branch independently. <text:s/>For example, </text:span><text:span text:style-name="T2">we checkout the codes on ubuntu machine and name that branch as ubuntu. Let's assume, we are working on the codes to make them compatible with ubuntu . The </text:span><text:span text:style-name="T2">“graphic_section_added” branch pulled from remote repository and created new branch called as “ubuntu” from that <text:s/>that branch, <text:s/>After modification made in the repository, the “ubuntu” <text:s/>branch is also </text:span><text:span text:style-name="T3">pushed </text:span><text:span text:style-name="T2"><text:s/>to the remote branch with the </text:span><text:span text:style-name="T2">same name. <text:s/>Once the local branches pushed into the remote repository, they could be used by other people but also can be checkout from another system.</text:span></text:p>
      <text:p text:style-name="P23"/>
      <text:p text:style-name="P23"><draw:frame draw:style-name="fr6" draw:name="graphics6" text:anchor-type="paragraph" svg:x="1.1264in" svg:y="0in" svg:width="4.8228in" svg:height="3.052in" draw:z-index="4"><draw:image xlink:href="Pictures/10000000000001CF000001256382C8B4.png" xlink:type="simple" xlink:show="embed" xlink:actuate="onLoad"/></draw:frame><text:tab/><text:tab/> <text:span text:style-name="T63">Figure 2.8:</text:span><text:span text:style-name="T63"> Git from Rstudio shows the local and remote branches</text:span></text:p>
      <text:p text:style-name="P20"><text:soft-page-break/></text:p>
      <text:p text:style-name="P20"/>
      <text:p text:style-name="P23"><draw:frame draw:style-name="fr7" draw:name="graphics7" text:anchor-type="paragraph" svg:width="6.911in" svg:height="2.0193in" draw:z-index="5"><draw:image xlink:href="Pictures/10000000000003D60000011F3953D88A.png" xlink:type="simple" xlink:show="embed" xlink:actuate="onLoad"/></draw:frame><text:span text:style-name="T63">Figure 2.9:</text:span><text:span text:style-name="T63"> <text:s/>Git from Rstudio shows the ubuntu branch</text:span></text:p>
      <text:p text:style-name="P20"/>
      <text:p text:style-name="P20">Git also allows us to merge different branches within a local or remote repositories. Merging allow us to combine different branches, permit developer freely develop codes in a separate branches until they are ready to <text:s/>finalize the code.</text:p>
      <text:p text:style-name="P23"/>
      <text:h text:style-name="P128" text:outline-level="2">Using IDE to develop R scripts</text:h>
      <text:p text:style-name="Text_20_body"><text:span text:style-name="T20"><text:tab/>Using IDE like </text:span><text:span text:style-name="T57">R studio or other tools to develop R-script applications allow us <text:s/>to increase our productivity, Here, we decide to use R-studio to demonstrate to develop R-scripts. The integrated environment R-studio gives developer to write their software, manage versions and build and deploy as an application. We utilized open office and relevant odfweave package to make it continuous integration.</text:span></text:p>
      <text:p text:style-name="P52"><text:tab/>In the following sections, we will demonstrate how we we utilized R-studio in terms of writing R codes, running the R-scripts, creating and building packages. <text:s/></text:p>
      <text:h text:style-name="P128" text:outline-level="2">Writing functions</text:h>
      <text:p text:style-name="P28"><text:tab/>Following R function is a simple example. It calculates air density from ideal gas law (<text:a xlink:type="simple" xlink:href="https://sciencing.com/calculate-air-density-5149935.html" text:style-name="Internet_20_link" text:visited-style-name="Visited_20_Internet_20_Link">https://sciencing.com/calculate-air-density-5149935.html</text:a>) for given temperature (as Kelvin) at the observed pressure (as mb). <text:s/></text:p>
      <text:p text:style-name="P28"><text:tab/><text:span text:style-name="T7">#this function computes air density air based on Temperature (K), Pressure (mb) </text:span></text:p>
      <text:p text:style-name="P42"><text:tab/><text:span text:style-name="T60">#using ideal gas law </text:span></text:p>
      <text:p text:style-name="P43"><text:tab/>#</text:p>
      <text:p text:style-name="P43"><text:tab/>airdensity&lt;-function(temp=temp, pres=pres) {</text:p>
      <text:p text:style-name="P43"><text:tab/>#using hydrostatic equation we can approximate the thicknes of the</text:p>
      <text:p text:style-name="P43"><text:tab/>#atmosphere as m</text:p>
      <text:p text:style-name="P43"><text:soft-page-break/><text:tab/> <text:s/>#temp as K and pressure as mb</text:p>
      <text:p text:style-name="P43"><text:s/><text:tab/> Rd=287.04 # Gas constant for dry air m^2/(s^2 K)</text:p>
      <text:p text:style-name="P43"><text:tab/> <text:s/>pres&lt;-pres*100 <text:s text:c="3"/>#converts from mb to pascal</text:p>
      <text:p text:style-name="P43"/>
      <text:p text:style-name="P43"><text:tab/> <text:s/>airdensity&lt;-pres/(Rd*temp)</text:p>
      <text:p text:style-name="P43"><text:s text:c="2"/></text:p>
      <text:p text:style-name="P43"><text:tab/>}</text:p>
      <text:p text:style-name="P36">Here in this function, air temperature (as degree Kelvin) and air pressure (as mb) are inputs to the function. The function name is <text:s/>defined as airdensity, if one uses following command to source the function <text:s/>in the R environment. The function will be available for the user until this object explicitly deleted. The airdensity function for given temperature 313K (29.84 degree Celcius) at 1001 mb calculates the air density as 1.14159(kg/m^3).</text:p>
      <text:p text:style-name="P36">As readers can see here, using R functions makes the programming more modular and readable. <text:s/></text:p>
      <text:p text:style-name="P36"/>
      <table:table table:name="Table2" table:style-name="Table2">
        <table:table-column table:style-name="Table2.A"/>
        <table:table-row>
          <table:table-cell table:style-name="Table2.A1" office:value-type="string">
            <text:p text:style-name="P58"><text:bookmark text:name="rstudio_console_output17"/>source('~/R_workspace/r_repo/test/airdensity.R')</text:p>
          </table:table-cell>
        </table:table-row>
        <table:table-row>
          <table:table-cell table:style-name="Table2.A1" office:value-type="string">
            <table:table table:name="Table3" table:style-name="Table3">
              <table:table-column table:style-name="Table3.A"/>
              <table:table-row>
                <table:table-cell table:style-name="Table3.A1" office:value-type="string">
                  <text:p text:style-name="P122"/>
                </table:table-cell>
              </table:table-row>
            </table:table>
            <text:p text:style-name="Table_20_Contents"/>
            <text:p text:style-name="Table_20_Contents"/>
            <text:p text:style-name="P57"><text:bookmark text:name="rstudio_console_output18"/>&gt; airdensity</text:p>
            <text:p text:style-name="P59">function(temp=temp, pres=pres) {</text:p>
            <text:p text:style-name="P118">#using hydrostatic equation we can approximate the thicknes of the</text:p>
            <text:p text:style-name="P118">#atmosphere as m</text:p>
            <text:p text:style-name="P117"><text:s text:c="2"/><text:span text:style-name="T64">#temp as K and pressure as mb</text:span></text:p>
            <text:p text:style-name="P117"><text:s text:c="2"/><text:span text:style-name="T64">Rd=287.04 # Gas constant for dry air m^2/s^2 K</text:span></text:p>
            <text:p text:style-name="P117"><text:s text:c="2"/><text:span text:style-name="T64">pres&lt;-pres*100 <text:s text:c="3"/>#converts to pascal</text:span></text:p>
            <text:p text:style-name="P117"/>
            <text:p text:style-name="P117"><text:s text:c="2"/><text:span text:style-name="T64">airdensity&lt;-pres/(Rd*temp)</text:span></text:p>
            <text:p text:style-name="P117"><text:s text:c="2"/></text:p>
            <text:p text:style-name="P118">}</text:p>
            <text:p text:style-name="P57"><text:bookmark text:name="rstudio_console_output19"/>&gt; airdensity(313, 1001)</text:p>
            <text:p text:style-name="P119">&gt; rho&lt;-airdensity(313, 1001)</text:p>
            <text:p text:style-name="P119">&gt; rho</text:p>
            <text:p text:style-name="P59">[1] 1.114159</text:p>
            <text:p text:style-name="P116">&gt; </text:p>
            <text:p text:style-name="Table_20_Contents"/>
          </table:table-cell>
        </table:table-row>
        <table:table-row>
          <table:table-cell table:style-name="Table2.A1" office:value-type="string">
            <text:p text:style-name="Table_20_Contents"/>
          </table:table-cell>
        </table:table-row>
      </table:table>
      <text:h text:style-name="P128" text:outline-level="2" text:is-list-header="true"/>
      <text:h text:style-name="P128" text:outline-level="2">Create R package System</text:h>
      <text:p text:style-name="P28"/>
      <text:p text:style-name="Text_20_body"><text:span text:style-name="T20"><text:tab/>In order to build R package, Rtools needs to be installed (Reference) for windows and Linux. <text:s/></text:span><text:span text:style-name="T21">Windows installation requires downloading Rtools.exe for the R version. <text:s/>The determining version of R can be found by</text:span><text:span text:style-name="T26"> typing</text:span><text:span text:style-name="T24"> “version” </text:span><text:span text:style-name="T26">in</text:span><text:span text:style-name="T24"> </text:span><text:span text:style-name="T21">R shell window. </text:span></text:p>
      <text:p text:style-name="P31"><text:soft-page-break/><text:tab/>In order to build package, following folders needed with necessary files.</text:p>
      <text:p text:style-name="P31"/>
      <text:p text:style-name="P31"><draw:frame draw:style-name="fr7" draw:name="graphics13" text:anchor-type="paragraph" svg:width="5.1043in" svg:height="7.7083in" draw:z-index="15"><draw:image xlink:href="Pictures/10000000000001EA000002E49A007414.png" xlink:type="simple" xlink:show="embed" xlink:actuate="onLoad"/></draw:frame></text:p>
      <text:p text:style-name="P31"><text:tab/>Fig. 2.9<text:span text:style-name="T7"> The folder structure and <text:s/>the necessary files to build <text:tab/><text:tab/><text:tab/>URProgramming package.</text:span></text:p>
      <text:p text:style-name="P31">The uRProgramming package can be build using following command </text:p>
      <text:p text:style-name="P31"><text:soft-page-break/><text:span text:style-name="T7">“R CMD build uRProgramming”</text:span> in the linux/UNIX type system, and windows command line is pretty similar to that. One can build the package using using Rstudio see Fig. 2.10. </text:p>
      <text:p text:style-name="P38"><draw:frame draw:style-name="fr7" draw:name="graphics14" text:anchor-type="paragraph" svg:width="6.6264in" svg:height="2.9972in" draw:z-index="16"><draw:image xlink:href="Pictures/10000000000002F30000015087D2E9AF.png" xlink:type="simple" xlink:show="embed" xlink:actuate="onLoad"/></draw:frame>Figure 2.10. The package is build build option in R Studio</text:p>
      <text:p text:style-name="P38"><text:tab/>Show them how to build package from GUI.</text:p>
      <text:p text:style-name="P36">As it is shown here, building R-package is not trivial, it requires package functions and also corresponding document files. </text:p>
      <text:p text:style-name="P36"><text:tab/>In the next section, we will go into<text:span text:style-name="T9"> R</text:span> language details.</text:p>
      <text:h text:style-name="P124" text:outline-level="1">Simple Data Types and Objects</text:h>
      <text:p text:style-name="P31"><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31"><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31"/>
      <text:p text:style-name="P31">&lt;&lt;dataType1,echo=FALSE&gt;&gt;=</text:p>
      <text:p text:style-name="P87"><text:bookmark text:name="rstudio_console_output"/>cat(“library(uRProgramming)”)</text:p>
      <text:p text:style-name="P87">cat(“dataTypes(24)”)</text:p>
      <text:p text:style-name="P87">cat(“dataTypes('ali')”)</text:p>
      <text:p text:style-name="P87">cat(“dataTypes(T)”)</text:p>
      <text:p text:style-name="P87">cat(“a&lt;-as.integer(24)”)</text:p>
      <text:p text:style-name="P87">cat(“dataTypes(a)”)</text:p>
      <text:p text:style-name="P87"/>
      <text:p text:style-name="P87"><text:soft-page-break/>cat(“standard output from above lines”)</text:p>
      <text:p text:style-name="P87">library(uRProgramming)</text:p>
      <text:p text:style-name="P87">dataTypes(24)</text:p>
      <text:p text:style-name="P87">dataTypes("ali")</text:p>
      <text:p text:style-name="P87">dataTypes(T)</text:p>
      <text:p text:style-name="P87">a&lt;-as.integer(24)</text:p>
      <text:p text:style-name="P87">dataTypes(a)</text:p>
      <text:p text:style-name="P87"/>
      <text:p text:style-name="P31">@</text:p>
      <text:p text:style-name="P31"/>
      <text:p text:style-name="P31"><text:tab/>The following examples show how casting works. Following snippets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31"/>
      <text:p text:style-name="P31">&lt;&lt;dataType2,echo=FALSE&gt;&gt;=</text:p>
      <text:p text:style-name="P31">cat( “testDataTypes&lt;-function(){ “)</text:p>
      <text:p text:style-name="P31">cat( “#create logical variable ”)</text:p>
      <text:p text:style-name="P31">cat(“ iTest&lt;-T ”)</text:p>
      <text:p text:style-name="P31">cat( “is.logical(iTest) \n”)</text:p>
      <text:p text:style-name="P31">cat(“if(iTest == <text:s/>is.logical(iTest)) cat('Logical ')”)</text:p>
      <text:p text:style-name="P31"/>
      <text:p text:style-name="P31">cat(“#create simple double vector ”)</text:p>
      <text:p text:style-name="P31">cat(“ x&lt;-seq(1,100,by=10.011)”)</text:p>
      <text:p text:style-name="P31">cat(“ is.double(x)”)</text:p>
      <text:p text:style-name="P31">cat(“ if(iTest == <text:s/>is.double(x)) cat('x is double Vector <text:s/>')”)</text:p>
      <text:p text:style-name="P31"><text:s text:c="2"/></text:p>
      <text:p text:style-name="P31">cat(“ #cast double vector to integer”) </text:p>
      <text:p text:style-name="P31"><text:s/>cat(“y&lt;-as.integer(x)”)</text:p>
      <text:p text:style-name="P31"><text:s/>cat(“is.integer(y)”)</text:p>
      <text:p text:style-name="P31"><text:s/>cat(“if(iTest == <text:s/>is.integer(y)) cat('y is integer Vector ')”)</text:p>
      <text:p text:style-name="P31"><text:s text:c="2"/></text:p>
      <text:p text:style-name="P31"><text:s/>cat(“#cast to character vector”)</text:p>
      <text:p text:style-name="P31"><text:s text:c="2"/></text:p>
      <text:p text:style-name="P31"><text:s/>cat(“z&lt;-as.character(x)”)</text:p>
      <text:p text:style-name="P31"><text:soft-page-break/><text:s/>cat(“is.character(z)”)</text:p>
      <text:p text:style-name="P31">cat(“ if(iTest == <text:s/>is.character(z)) cat('z is character Vector ')”)</text:p>
      <text:p text:style-name="P31">cat(“}”)</text:p>
      <text:p text:style-name="P31">@</text:p>
      <text:p text:style-name="P31"/>
      <text:p text:style-name="P31">&lt;&lt;dataType2x,echo=FALSE&gt;&gt;=</text:p>
      <text:p text:style-name="P31">testDataTypes&lt;-function(){ </text:p>
      <text:p text:style-name="P31"><text:s text:c="2"/>#create logical variable</text:p>
      <text:p text:style-name="P31"><text:s text:c="2"/>iTest&lt;-T</text:p>
      <text:p text:style-name="P31"><text:s text:c="2"/>is.logical(iTest)</text:p>
      <text:p text:style-name="P31"><text:s text:c="2"/>if(iTest == <text:s/>is.logical(iTest)) print("Logical \n")</text:p>
      <text:p text:style-name="P31"/>
      <text:p text:style-name="P31"/>
      <text:p text:style-name="P31"><text:s text:c="2"/></text:p>
      <text:p text:style-name="P31">#create simple double vector </text:p>
      <text:p text:style-name="P31"><text:s text:c="2"/>x&lt;-seq(1,100,by=10.011)</text:p>
      <text:p text:style-name="P31"><text:s text:c="2"/>is.double(x)</text:p>
      <text:p text:style-name="P31"><text:s text:c="2"/>if(iTest == <text:s/>is.double(x)) cat("x is double Vector \n")</text:p>
      <text:p text:style-name="P31"><text:s text:c="2"/></text:p>
      <text:p text:style-name="P31"><text:s text:c="2"/>#cast double vector to integer </text:p>
      <text:p text:style-name="P31"><text:s text:c="2"/>y&lt;-as.integer(x)</text:p>
      <text:p text:style-name="P31"><text:s text:c="2"/>is.integer(y)</text:p>
      <text:p text:style-name="P31"><text:s text:c="2"/>if(iTest == <text:s/>is.integer(y)) cat("y is integer Vector \n")</text:p>
      <text:p text:style-name="P31"><text:s text:c="2"/></text:p>
      <text:p text:style-name="P31"><text:s text:c="2"/>#cast to character vector</text:p>
      <text:p text:style-name="P31"><text:s text:c="2"/></text:p>
      <text:p text:style-name="P31"><text:s text:c="2"/>z&lt;-as.character(x)</text:p>
      <text:p text:style-name="P31"><text:s text:c="2"/>is.character(z)</text:p>
      <text:p text:style-name="P31"><text:s text:c="2"/>if(iTest == <text:s/>is.character(z)) cat("z is character Vector \n")</text:p>
      <text:p text:style-name="P31">}</text:p>
      <text:p text:style-name="P46"/>
      <text:p text:style-name="P88">source('/home/zekai/R_workspace/r_repo/test/testDataTypes.R')</text:p>
      <text:p text:style-name="P88"/>
      <text:p text:style-name="P31">@<text:tab/></text:p>
      <text:p text:style-name="P31"><text:soft-page-break/></text:p>
      <text:p text:style-name="P31">Source the above program, and run the program (testDataTypes())</text:p>
      <text:p text:style-name="P31">&lt;&lt;dataType3,echo=FALSE&gt;&gt;=</text:p>
      <text:p text:style-name="P31">#use readr package</text:p>
      <text:p text:style-name="P46"/>
      <text:p text:style-name="P88">myString&lt;-read_file('/home/zekai/R_workspace/r_repo/test/testDataTypes.R')</text:p>
      <text:p text:style-name="P88"/>
      <text:p text:style-name="P88">#readLines('/home/zekai/R_workspace/r_repo/test/testDataTypes.R')</text:p>
      <text:p text:style-name="P88">#this works, please uncomment following line</text:p>
      <text:p text:style-name="P88">#cat(myString)</text:p>
      <text:p text:style-name="P31"><text:s text:c="3"/>testDataTypes()</text:p>
      <text:p text:style-name="P31">@</text:p>
      <text:h text:style-name="P124" text:outline-level="1">Control Structures</text:h>
      <text:p text:style-name="P31"/>
      <text:p text:style-name="P31"><text:tab/>Control structures are used to change a flow or follow a logic. The control structures easily could make any program more followable for maintenance and understanding. Control structures are very straight forward when used in a modular way in a less number of statements or calling other reusable functions.</text:p>
      <text:p text:style-name="P31"><text:tab/>In the following sections, the usage of <text:s/><text:span text:style-name="T7">if </text:span><text:span text:style-name="T11"><text:s/>block will be explained with examples. The samples should help reader to solidify the understand </text:span><text:span text:style-name="T12">if</text:span><text:span text:style-name="T11"> control structures.</text:span></text:p>
      <text:h text:style-name="P129" text:outline-level="2">If statements</text:h>
      <text:p text:style-name="P37"><text:tab/>Let's use simple vector which contains only numbers, check if <text:s/>numbers is equal to specific value assign iFound as True.</text:p>
      <text:p text:style-name="P31"><text:span text:style-name="T8">If</text:span><text:span text:style-name="T10"> ( Statements) { Assignment}</text:span><text:tab/></text:p>
      <text:p text:style-name="P31">&lt;&lt;ifStatement1, echo=FALSE&gt;&gt;=</text:p>
      <text:p text:style-name="P31"/>
      <text:p text:style-name="P110">cat(“x&lt;-c(0,3,6,9,12,15,18,21,24)”)</text:p>
      <text:p text:style-name="P110">x&lt;-c(0,3,6,9,12,15,18,21,24)</text:p>
      <text:p text:style-name="P109">cat(“if(x[which(x==6)]==6){iFound&lt;-TRUE}”)</text:p>
      <text:p text:style-name="P109">if(x[which(x==6)]==6){iFound&lt;-TRUE}</text:p>
      <text:p text:style-name="P60">cat(“print(iFound)”)</text:p>
      <text:p text:style-name="P60">print(iFound)</text:p>
      <text:p text:style-name="P31">@</text:p>
      <text:p text:style-name="P31"/>
      <text:p text:style-name="P31"><text:tab/>In the above example, which finds the index number for the value. <text:s/>The <text:soft-page-break/>usage of <text:span text:style-name="T37"><text:s/></text:span><text:span text:style-name="T9">which</text:span><text:span text:style-name="T11"> in vector is <text:s/>pretty powerful as shown in the example.</text:span> The <text:span text:style-name="T7">which</text:span> statement is pretty handy determining the index of vector or array. When the vector with right index with exact value found, iFound assigned to be <text:span text:style-name="T7">true</text:span>. </text:p>
      <text:p text:style-name="P31"/>
      <text:p text:style-name="P31">Logical operators in R are</text:p>
      <table:table table:name="Table1" table:style-name="Table1">
        <table:table-column table:style-name="Table1.A"/>
        <table:table-column table:style-name="Table1.B"/>
        <table:table-row>
          <table:table-cell table:style-name="Table1.A1" office:value-type="string">
            <text:p text:style-name="P81"><text:span text:style-name="Strong_20_Emphasis"><text:span text:style-name="T21">Operator</text:span></text:span></text:p>
          </table:table-cell>
          <table:table-cell table:style-name="Table1.A1" office:value-type="string">
            <text:p text:style-name="P81"><text:span text:style-name="Strong_20_Emphasis"><text:span text:style-name="T21">Description</text:span></text:span></text:p>
          </table:table-cell>
        </table:table-row>
        <table:table-row>
          <table:table-cell table:style-name="Table1.A1" office:value-type="string">
            <text:p text:style-name="P81"><text:span text:style-name="Strong_20_Emphasis"><text:span text:style-name="T21">==</text:span></text:span></text:p>
          </table:table-cell>
          <table:table-cell table:style-name="Table1.A1" office:value-type="string">
            <text:p text:style-name="P82">Equal to</text:p>
          </table:table-cell>
        </table:table-row>
        <table:table-row>
          <table:table-cell table:style-name="Table1.A1" office:value-type="string">
            <text:p text:style-name="P82">!=</text:p>
          </table:table-cell>
          <table:table-cell table:style-name="Table1.A1" office:value-type="string">
            <text:p text:style-name="P82">Not equal to</text:p>
          </table:table-cell>
        </table:table-row>
        <table:table-row>
          <table:table-cell table:style-name="Table1.A1" office:value-type="string">
            <text:p text:style-name="P81"><text:span text:style-name="Strong_20_Emphasis"><text:span text:style-name="T21">&lt;</text:span></text:span></text:p>
          </table:table-cell>
          <table:table-cell table:style-name="Table1.A1" office:value-type="string">
            <text:p text:style-name="P82">Less than</text:p>
          </table:table-cell>
        </table:table-row>
        <table:table-row>
          <table:table-cell table:style-name="Table1.A1" office:value-type="string">
            <text:p text:style-name="P81"><text:span text:style-name="Strong_20_Emphasis"><text:span text:style-name="T21">&lt;=</text:span></text:span></text:p>
          </table:table-cell>
          <table:table-cell table:style-name="Table1.A1" office:value-type="string">
            <text:p text:style-name="P82">Less or equal to </text:p>
          </table:table-cell>
        </table:table-row>
        <table:table-row>
          <table:table-cell table:style-name="Table1.A1" office:value-type="string">
            <text:p text:style-name="P81"><text:span text:style-name="Strong_20_Emphasis"><text:span text:style-name="T21">&gt;</text:span></text:span></text:p>
          </table:table-cell>
          <table:table-cell table:style-name="Table1.A1" office:value-type="string">
            <text:p text:style-name="P82">Greater than </text:p>
          </table:table-cell>
        </table:table-row>
        <table:table-row>
          <table:table-cell table:style-name="Table1.A1" office:value-type="string">
            <text:p text:style-name="P81"><text:span text:style-name="Strong_20_Emphasis"><text:span text:style-name="T21">&gt;=</text:span></text:span></text:p>
          </table:table-cell>
          <table:table-cell table:style-name="Table1.A1" office:value-type="string">
            <text:p text:style-name="P82">Greater or equal to </text:p>
          </table:table-cell>
        </table:table-row>
        <table:table-row>
          <table:table-cell table:style-name="Table1.A1" office:value-type="string">
            <text:p text:style-name="P82">&amp;</text:p>
          </table:table-cell>
          <table:table-cell table:style-name="Table1.A1" office:value-type="string">
            <text:p text:style-name="P82">And</text:p>
          </table:table-cell>
        </table:table-row>
        <table:table-row>
          <table:table-cell table:style-name="Table1.A1" office:value-type="string">
            <text:p text:style-name="P82">|</text:p>
          </table:table-cell>
          <table:table-cell table:style-name="Table1.A1" office:value-type="string">
            <text:p text:style-name="P82">Or</text:p>
          </table:table-cell>
        </table:table-row>
      </table:table>
      <text:p text:style-name="P31"/>
      <text:p text:style-name="P31"><text:tab/>Following code snippet is simple example of how to use logical operators. The first example shows<text:span text:style-name="T7"> equal</text:span> operator. The second example demonstrates<text:span text:style-name="T7"> less than or equal</text:span> to operator and assigning the value based on the result. The third example shows <text:span text:style-name="T7">greater than</text:span> comparison. The <text:s/>last example is combination<text:span text:style-name="T7"> greater than, and, less then or equal</text:span> to.</text:p>
      <text:p text:style-name="P31"/>
      <text:p text:style-name="P31">&lt;&lt;ifStatement2, echo=FALSE&gt;&gt;=</text:p>
      <text:p text:style-name="P31">cat(“Ex. 1”)</text:p>
      <text:p text:style-name="P31">cat(“if(demDat[indx,1] ==1 ) {demDat[indx,1]&lt;-'M'}”)</text:p>
      <text:p text:style-name="P31"/>
      <text:p text:style-name="P31">cat(“\nEx.2”)</text:p>
      <text:p text:style-name="P44">cat(“if(demDat[indx,2] &lt;=25 )demDat[indx,2]&lt;-'Y' “)</text:p>
      <text:p text:style-name="P44"/>
      <text:p text:style-name="P44">cat(“\nEx.3”)</text:p>
      <text:p text:style-name="P44">cat(“ if(demDat[indx,2] &gt; 50 ) {demDat[indx,2]&lt;-'O'} “)</text:p>
      <text:p text:style-name="P44"/>
      <text:p text:style-name="P44">cat(“\nEx.4”)</text:p>
      <text:p text:style-name="P44">cat(“if(demDat[indx,2] &gt; 25 &amp; demDat[indx,2] &lt;=50 )demDat[indx,2]&lt;-'M' “)</text:p>
      <text:p text:style-name="P44"/>
      <text:p text:style-name="P31">@</text:p>
      <text:h text:style-name="P129" text:outline-level="2"><text:soft-page-break/>If then Else statements</text:h>
      <text:p text:style-name="P31"/>
      <text:p text:style-name="P31"><text:tab/>If then else block is used when comparison expected to yield result either true or false. It gives the programmer, the power to control logical flow. In R programming, if then else blocks <text:s/>are in the following format</text:p>
      <text:p text:style-name="P31"><text:span text:style-name="T8"><text:tab/>If</text:span><text:span text:style-name="T10"> ( Statements) <text:s/>{ Assignment}</text:span><text:tab/></text:p>
      <text:p text:style-name="P31"><text:span text:style-name="T7"><text:tab/>else</text:span> (statements) { Assignment}</text:p>
      <text:p text:style-name="P31"/>
      <text:p text:style-name="P32"><text:tab/></text:p>
      <text:p text:style-name="P31">&lt;&lt;conditionalStatements&gt;&gt;=</text:p>
      <text:p text:style-name="P31">#cat(conditionalStatements())</text:p>
      <text:p text:style-name="P31">@</text:p>
      <text:p text:style-name="P7"/>
      <text:p text:style-name="P5"/>
      <text:h text:style-name="P129" text:outline-level="2">Switch statements</text:h>
      <text:p text:style-name="P7"/>
      <text:p text:style-name="P31"><text:tab/>One can use switch statement to modular conditional statements. The switch statement evaluates according the to the first argument. </text:p>
      <text:p text:style-name="P38"><text:tab/>switch(Expression,List)</text:p>
      <text:p text:style-name="P31">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31"><text:tab/></text:p>
      <text:p text:style-name="P31">&lt;&lt;switch1, echo=TRUE&gt;&gt;=</text:p>
      <text:p text:style-name="P31"><text:bookmark text:name="rstudio_console_output2"/><text:span text:style-name="T13">s</text:span><text:span text:style-name="T13">witch(3,1.5,2,300,4)</text:span><text:span text:style-name="T13"><text:tab/></text:span></text:p>
      <text:p text:style-name="P45"><text:bookmark text:name="rstudio_console_output3"/>switch("iki", "bir"="bir", "iki"="Two", "uc"="uc")</text:p>
      <text:p text:style-name="P31">@</text:p>
      <text:p text:style-name="P31">Following function demonstrates how simple <text:s/>if then else block could be replaced by modular switch statements, this type of example can be extended to more modular functionality.</text:p>
      <text:p text:style-name="P31">&lt;&lt;switch2, echo=FALSE&gt;&gt;=</text:p>
      <text:p text:style-name="P93">myString&lt;-read_file('<text:span text:style-name="T41">/</text:span><text:span text:style-name="T30">home/zekai/R_workspace</text:span>/r_repo/test/usingSwitch.R')</text:p>
      <text:p text:style-name="P93">cat(myString)</text:p>
      <text:p text:style-name="P93"/>
      <text:p text:style-name="P93">source('<text:span text:style-name="T41">/</text:span><text:span text:style-name="T30">home/zekai/R_workspace</text:span>/r_repo/test/usingSwitch.R')</text:p>
      <text:p text:style-name="P93"/>
      <text:p text:style-name="P31">@</text:p>
      <text:p text:style-name="P31"><text:soft-page-break/>&lt;&lt;switch3,echo=TRUE&gt;&gt;=</text:p>
      <text:p text:style-name="P93"/>
      <text:p text:style-name="P93"><text:bookmark text:name="rstudio_console_output51"/>x&lt;-seq(1,100,by=10.011)</text:p>
      <text:p text:style-name="P31">x</text:p>
      <text:p text:style-name="P56"><text:bookmark text:name="rstudio_console_output6"/>xC&lt;-usingSwitch(x,"character")</text:p>
      <text:p text:style-name="P56">xC</text:p>
      <text:p text:style-name="P56"><text:bookmark text:name="rstudio_console_output7"/>xI&lt;-usingSwitch(x,"integer")</text:p>
      <text:p text:style-name="P56">xI</text:p>
      <text:p text:style-name="P45"/>
      <text:p text:style-name="P31">@</text:p>
      <text:h text:style-name="P127" text:outline-level="1">Loop Structures</text:h>
      <text:p text:style-name="P31"><text:tab/>The loop structures are needed to access elements of vectors, matrix, list and data frame. The <text:s/>access of <text:s/>the data is important to reach or manipulate the elements. The <text:span text:style-name="T7">for</text:span> and <text:span text:style-name="T7">whil</text:span>e loop <text:s/>are used to iterate elements.</text:p>
      <text:h text:style-name="P129" text:outline-level="2">For loop</text:h>
      <text:p text:style-name="P31"><text:tab/>The for loop is used for sequentially access the data elements. Each element of data stuctures can be reached, used or manipulated within the <text:span text:style-name="T7">for</text:span> loop. The<text:span text:style-name="T7"> for</text:span> loop is in the following format.</text:p>
      <text:p text:style-name="P31"><text:tab/>for (values in sequence) {</text:p>
      <text:p text:style-name="P31"><text:tab/><text:tab/>statement</text:p>
      <text:p text:style-name="P31"><text:tab/>} </text:p>
      <text:p text:style-name="P31"><text:tab/>The following code snippets how <text:span text:style-name="T7">for </text:span><text:span text:style-name="T11"><text:s/>loop is used. In the following example, 100 number with specified seed assign to vector. This vector has only integers for demonstration pupose.</text:span></text:p>
      <text:p text:style-name="P36"><text:tab/></text:p>
      <text:p text:style-name="P36">&lt;&lt;forLoop1, echo=FALSE&gt;&gt;=</text:p>
      <text:p text:style-name="P31"><text:span text:style-name="T11"><text:tab/></text:span><text:span text:style-name="T11">cat(“set.seed(312)”)</text:span></text:p>
      <text:p text:style-name="P36"><text:tab/>set.seed(312)</text:p>
      <text:p text:style-name="P36"><text:s/><text:tab/>cat(“#create 100 random number between 0 and 1000”)</text:p>
      <text:p text:style-name="P36"><text:s text:c="2"/><text:tab/>cat(“xInt&lt;-floor(runif(100,0,1000))”)</text:p>
      <text:p text:style-name="P36"><text:tab/>xInt&lt;-floor(runif(100,0,1000))</text:p>
      <text:p text:style-name="P36"><text:s text:c="2"/><text:tab/>cat(“for(indx in 0:length(xInt) ){”)</text:p>
      <text:p text:style-name="P36"><text:tab/>cat(“if(indx %%10 ==0){print(xInt[indx])}”)</text:p>
      <text:p text:style-name="P36"><text:tab/>cat(“}”)</text:p>
      <text:p text:style-name="P36"><text:tab/>for(indx in 0:length(xInt) ){</text:p>
      <text:p text:style-name="P36"><text:s text:c="4"/><text:tab/><text:tab/></text:p>
      <text:p text:style-name="P36"><text:s text:c="2"/><text:tab/><text:tab/>if(indx %%10 ==0){print(xInt[indx])}</text:p>
      <text:p text:style-name="P36"><text:tab/>}</text:p>
      <text:p text:style-name="P36"><text:s text:c="2"/><text:tab/></text:p>
      <text:p text:style-name="P36">@</text:p>
      <text:h text:style-name="P130" text:outline-level="2">While loop</text:h>
      <text:p text:style-name="P40"><text:tab/><text:span text:style-name="T2">The access of certain elements could be controlled by using while loop, the expression determines executing statements or not. <text:s/></text:span></text:p>
      <text:p text:style-name="P5"><text:tab/>while(expression){</text:p>
      <text:p text:style-name="P31"><text:soft-page-break/><text:tab/><text:tab/>statement</text:p>
      <text:p text:style-name="P31"><text:tab/>}</text:p>
      <text:p text:style-name="P5"/>
      <text:p text:style-name="P19">In the following example, <text:s/>the elements between two indices are assigned as either <text:span text:style-name="T7">even</text:span> or <text:span text:style-name="T7">odd</text:span>. <text:s/>Execution will stop when expression is false, otherwise statements within the block is executed.</text:p>
      <text:p text:style-name="P36">&lt;&lt;whileLoop1, echo=FALSE&gt;&gt;=</text:p>
      <text:p text:style-name="P31"><text:span text:style-name="T11"><text:tab/></text:span><text:span text:style-name="T11">cat(“set.seed(312)”)</text:span></text:p>
      <text:p text:style-name="P36"><text:tab/>set.seed(312)</text:p>
      <text:p text:style-name="P36"><text:s/><text:tab/>cat(“#create 100 random number between 0 and 1000”)</text:p>
      <text:p text:style-name="P36"><text:s text:c="2"/><text:tab/>cat(“xInt&lt;-floor(runif(100,0,1000))”)</text:p>
      <text:p text:style-name="P36"><text:tab/>xInt&lt;-floor(runif(100,0,1000))</text:p>
      <text:p text:style-name="P36"><text:s text:c="2"/><text:tab/>cat(“index&lt;-80”)</text:p>
      <text:p text:style-name="P36"><text:tab/>cat(“while(index&lt;=length(xInt)){”)</text:p>
      <text:p text:style-name="P36"><text:tab/>cat('xInt[index]&lt;-ifelse(as.integer(xInt[index]) %%2==0,"Even","Odd")')</text:p>
      <text:p text:style-name="P36"><text:tab/>cat(“if(index %% 4 == 0 ){print(xInt[index])}”)</text:p>
      <text:p text:style-name="P36"><text:tab/>cat(“index&lt;-index+1”)</text:p>
      <text:p text:style-name="P36"><text:tab/>cat(“}”)</text:p>
      <text:p text:style-name="P36"/>
      <text:p text:style-name="P36"><text:tab/>index&lt;-80</text:p>
      <text:p text:style-name="P36"><text:s text:c="2"/><text:tab/>while(index&lt;=length(xInt)){</text:p>
      <text:p text:style-name="P36"><text:s text:c="4"/><text:tab/><text:tab/>xInt[index]&lt;-ifelse(as.integer(xInt[index]) %%2==0,"Even","Odd")</text:p>
      <text:p text:style-name="P36"><text:tab/><text:tab/>if(index %% 4 == 0 ){print(xInt[index])}</text:p>
      <text:p text:style-name="P36"><text:s text:c="4"/><text:tab/><text:tab/>index&lt;-index+1</text:p>
      <text:p text:style-name="P36"><text:s text:c="4"/></text:p>
      <text:p text:style-name="P36"><text:s text:c="2"/><text:tab/>}</text:p>
      <text:p text:style-name="P36"><text:s text:c="2"/><text:tab/></text:p>
      <text:p text:style-name="P36">@</text:p>
      <text:h text:style-name="P127" text:outline-level="1">Data Structures</text:h>
      <text:p text:style-name="Text_20_body"><text:tab/><text:span text:style-name="T20">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20"><text:tab/>Insert ai</text:span>r quality data from R datasets into airquality table into the schema. Later on selected data from mysql table will <text:s/>be converted into vector and list, etc.</text:p>
      <text:p text:style-name="P6"/>
      <text:p text:style-name="P6">&lt;&lt;dataStruc1,echo=FALSE&gt;&gt;=</text:p>
      <text:p text:style-name="P93">myString&lt;-read_file('<text:span text:style-name="T41">/home/zekai/R_workspace/</text:span>r_repo/test/insertData.R')</text:p>
      <text:p text:style-name="P93">cat(myString)</text:p>
      <text:p text:style-name="P94">source('<text:span text:style-name="T41">/home/zekai/R_workspace/</text:span>r_repo/test/insertData.R')</text:p>
      <text:p text:style-name="P9"/>
      <text:p text:style-name="P6"/>
      <text:p text:style-name="P6">@</text:p>
      <text:p text:style-name="P6"/>
      <text:p text:style-name="P28"><text:tab/>In order to load <text:s/>airquality data to the table in MySql database, connection to database will open with following statement. </text:p>
      <text:p text:style-name="P28"/>
      <text:p text:style-name="P28"/>
      <text:p text:style-name="P28">con &lt;- dbConnect(RMySQL::MySQL(), <text:s/>user = 'rprogrammer', password = 'uRProgramming', host = '127.0.0.1' , dbname = 'urprogramming')</text:p>
      <text:p text:style-name="P28"/>
      <text:p text:style-name="P28">The dbConnect statement in RMySQL library requires name of database, schema, username <text:s/>and password. Once the connection is established, the connection object is used to populate the rows in table <text:s/>using the statements starting with </text:p>
      <text:p text:style-name="P28"><text:s/>"<text:span text:style-name="T30">INSERT INTO <text:s/>airquality VALUES(,,,,)</text:span>”.</text:p>
      <text:p text:style-name="P28"/>
      <text:p text:style-name="Text_20_body"/>
      <text:p text:style-name="P6"/>
      <text:p text:style-name="P6">&lt;&lt;dataStruc2,echo=TRUE&gt;&gt;=</text:p>
      <text:p text:style-name="P93">insertData()</text:p>
      <text:p text:style-name="P93">results&lt;-dbSendQuery(con, "SELECT * FROM airquality")</text:p>
      <text:p text:style-name="P93">dataFrm&lt;-dbFetch(results,)</text:p>
      <text:p text:style-name="P94"/>
      <text:p text:style-name="P9"><text:soft-page-break/>print(dim(dataFrm))</text:p>
      <text:p text:style-name="P9">print(dataFrm[1:5,])</text:p>
      <text:p text:style-name="P6"/>
      <text:p text:style-name="P6">@</text:p>
      <text:p text:style-name="P9"/>
      <text:p text:style-name="P28"><text:tab/>The following statement will select each row and form a result set. </text:p>
      <text:p text:style-name="P28">results&lt;-dbSendQuery(con, "SELECT * FROM airquality")</text:p>
      <text:p text:style-name="P28"/>
      <text:p text:style-name="P28"><text:tab/>The result set will be loaded to dataframe using <text:span text:style-name="T14">dbFetch(results,</text:span><text:span text:style-name="T13">) function from the RMySQL library. <text:s/>The i</text:span><text:span text:style-name="T14">nsertData </text:span><text:span text:style-name="T13">function is configured so the records will only inserted when there is no data in the table. </text:span><text:span text:style-name="T13">Here, we introduced the basic functionality of database in R. Similar to</text:span><text:span text:style-name="T14"> insert and select</text:span><text:span text:style-name="T13"> , </text:span><text:span text:style-name="T14">update</text:span><text:span text:style-name="T13">, </text:span><text:span text:style-name="T14">truncate</text:span><text:span text:style-name="T13">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8"><text:tab/>The following figure shows the instance from MySQL Workbench. The tool can be used to execute SQL statements.</text:p>
      <text:p text:style-name="P6"/>
      <text:p text:style-name="P6"/>
      <text:p text:style-name="P4"><draw:frame draw:style-name="fr7" draw:name="graphics1" text:anchor-type="paragraph" svg:width="5.8744in" svg:height="4.9681in" draw:z-index="0"><draw:image xlink:href="Pictures/1000020100000234000001DD93936C6C.png" xlink:type="simple" xlink:show="embed" xlink:actuate="onLoad"/></draw:frame></text:p>
      <text:p text:style-name="P52"><text:soft-page-break/>&lt;&lt;pict1,echo=FALSE,results=xml,fig=FALSE&gt;&gt;=</text:p>
      <text:p text:style-name="P52">odfFigureCaption(“MySQL screen shot showing the table and querries”,label=”Figure”)</text:p>
      <text:p text:style-name="P52">@</text:p>
      <text:p text:style-name="P52"/>
      <text:p text:style-name="P52"><text:tab/>Similar data stored in in data bases, one could easily have data stored so called as flat data asci files. Those are created from either either simple editor or spread sheet programs. R has very easy interfaces to read flat files or spreadsheet data. <text:s/>The flat file stored in "/home/zekai/R_workspace/r_repo/externalData/airquality.csv" can be read with following statement</text:p>
      <text:p text:style-name="P52"/>
      <text:p text:style-name="P52"/>
      <text:p text:style-name="P52"/>
      <text:p text:style-name="P52">read.csv(file="/home/zekai/R_workspace/r_repo/externalData/airquality.csv",header=TRUE,sep=",")</text:p>
      <text:p text:style-name="P52"/>
      <text:p text:style-name="P52"/>
      <text:p text:style-name="P52">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16"/>
      <text:p text:style-name="P4"><text:tab/></text:p>
      <text:p text:style-name="P4"/>
      <text:p text:style-name="P4"/>
      <text:h text:style-name="P131" text:outline-level="2">Data Frame</text:h>
      <text:p text:style-name="P67"><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37">str( name of data frame object)</text:span> as shown in the the following example </text:p>
      <text:p text:style-name="P67"><text:s/><text:span text:style-name="T15">str(dataFrm).</text:span></text:p>
      <text:p text:style-name="P67"><text:span text:style-name="T16">The statement gives the structure of data, name of data variables and also type of variable stored. <text:s/>As seen in the example, air quality data store Ozone, Solar.R, <text:s/>Temp, Month, Day variables as </text:span><text:span text:style-name="T17">int</text:span><text:span text:style-name="T16"> and wind as </text:span><text:span text:style-name="T17">num</text:span><text:span text:style-name="T16">. These variables can be changed using casting as <text:s/>we shown earlier in Simple Data Type section. We can figure out the data stored in a <text:s/>data frame using existing function </text:span><text:span text:style-name="T17">dim</text:span><text:span text:style-name="T16"> in R base </text:span><text:soft-page-break/><text:span text:style-name="T16">functions, </text:span><text:span text:style-name="T17">colnames</text:span><text:span text:style-name="T16"> <text:s/>(again from R base functions) refers the variable names stored in data structures. The </text:span><text:span text:style-name="T17">View</text:span><text:span text:style-name="T16"> function R util functions can display the data frame contents so we can have some idea about the data. The following section </text:span></text:p>
      <text:p text:style-name="P69">View(dataFrm[1:4,])</text:p>
      <text:p text:style-name="P68">is displaying the data from the first through fourth row in dataFrm.</text:p>
      <text:p text:style-name="ttBlue">results&lt;-dbSendQuery(con, "SELECT * FROM airquality")</text:p>
      <text:p text:style-name="ttBlue">dataFrm&lt;-dbFetch(results)</text:p>
      <text:p text:style-name="P111">the results from select assigned to dataFrm. The dataFrm has following structure</text:p>
      <text:p text:style-name="P6">&lt;&lt;dataFrm,echo=FALSE&gt;&gt;=</text:p>
      <text:p text:style-name="P6">cat(“<text:span text:style-name="T13">str(dataFrm)”)</text:span></text:p>
      <text:p text:style-name="P93">str(dataFrm)</text:p>
      <text:p text:style-name="P93">cat(“<text:span text:style-name="T36">dim(dataFrm)”)</text:span></text:p>
      <text:p text:style-name="P9">print(dim(dataFrm))</text:p>
      <text:p text:style-name="P9">cat(“colnames(dataFrm)”)</text:p>
      <text:p text:style-name="P9">colnames(dataFrm)</text:p>
      <text:p text:style-name="P9">#View(dataFrm[1:4,])</text:p>
      <text:p text:style-name="P9">cat(“View(dataFrm[1:4,])”)</text:p>
      <text:p text:style-name="P9">print(dataFrm[1:4,])</text:p>
      <text:p text:style-name="P61">@</text:p>
      <text:p text:style-name="P67"/>
      <text:h text:style-name="P131" text:outline-level="2">Vector</text:h>
      <text:p text:style-name="P67"><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64">tempAsCels&lt;-5*(dataFrm$Temp-32)/9.0</text:p>
      <text:p text:style-name="P6">&lt;&lt;vector,1echo=FALSE&gt;&gt;=</text:p>
      <text:p text:style-name="P6">tempAsCels&lt;-5*(dataFrm$Temp-32)/9.0</text:p>
      <text:p text:style-name="P6"/>
      <text:p text:style-name="P9">cat(“is.vector(tempAsCels)”)</text:p>
      <text:p text:style-name="P10">print(is.vector(tempAsCels))</text:p>
      <text:p text:style-name="P9"/>
      <text:p text:style-name="P9">cat(“View(tempAsCels(1:5)”)</text:p>
      <text:p text:style-name="P9">print(tempAsCels[1:5])</text:p>
      <text:p text:style-name="P61">@</text:p>
      <text:p text:style-name="P67">It is also easy to dissect <text:s/>and examine data stored <text:s/>in vector format. The following <text:soft-page-break/>simple snippet will demonstate how to retrive the month data from the dataFrm object. <text:s/>We have determined the months which days are 80 degree Fahrenheit . <text:s/>It also shown number of 80 degree days for our data.</text:p>
      <text:p text:style-name="P6">&lt;&lt;vector2,echo=FALSE&gt;&gt;=</text:p>
      <text:p text:style-name="P89"><text:bookmark text:name="rstudio_console_output1"/>c<text:span text:style-name="T30">at(“dataFrm$Month[dataFrm$Temp==80]”)</text:span></text:p>
      <text:p text:style-name="P11">cat(“length(<text:span text:style-name="T38">dataFrm$Month[dataFrm$Temp==80])”)</text:span></text:p>
      <text:p text:style-name="P12"/>
      <text:p text:style-name="P65">dataFrm$Month[dataFrm$Temp==80]</text:p>
      <text:p text:style-name="P65">length(dataFrm$Month[dataFrm$Temp==80])</text:p>
      <text:p text:style-name="P61">@</text:p>
      <text:p text:style-name="P62"><text:span text:style-name="T40">The </text:span>which, <text:span text:style-name="T40">function is available from the R base package, is used to determine the indices of the vector when the condition meets up the criteria. The following snippets show which element of the temperature vector <text:s/>was exactly 80 degrees Fahrenheit.</text:span></text:p>
      <text:p text:style-name="P6">&lt;&lt;vector3,echo=FALSE&gt;&gt;=</text:p>
      <text:p text:style-name="P90"><text:bookmark text:name="rstudio_console_output11"/><text:span text:style-name="T11">c</text:span><text:span text:style-name="T31">at(“which(dataFrm$Temp==80)”)</text:span></text:p>
      <text:p text:style-name="P97"/>
      <text:p text:style-name="P97">which(dataFrm$Temp==80)</text:p>
      <text:p text:style-name="P63">@</text:p>
      <text:h text:style-name="P132" text:outline-level="2">Matrix</text:h>
      <text:p text:style-name="P66"><text:span text:style-name="T21"><text:tab/>The matrix is available in R to store two dimensional </text:span><text:span text:style-name="T22">array </text:span><text:span text:style-name="T21">in a matrix </text:span><text:span text:style-name="T21">format. <text:s/>The discussion of matrix without </text:span><text:span text:style-name="T22">array</text:span><text:span text:style-name="T21"> will not be complete to understand data structures in </text:span><text:span text:style-name="T22">R</text:span><text:span text:style-name="T21"> programming. <text:s/>The array can store vector data in one, two or dimensional format. The vector data is stored without array bound information, but </text:span><text:span text:style-name="T22">array </text:span><text:span text:style-name="T21">and </text:span><text:span text:style-name="T22">matrix</text:span><text:span text:style-name="T21"> <text:s/>needs complete information about dimensions.</text:span></text:p>
      <text:p text:style-name="P66"><text:span text:style-name="T21"><text:tab/>The </text:span><text:span text:style-name="T22">array</text:span><text:span text:style-name="T21"> <text:s/>needs the information about data types and dimensions of the array. The </text:span><text:span text:style-name="T22">array</text:span><text:span text:style-name="T21"> <text:s/>stores one to many dimensional data. In the following example, <text:s/>row_names stored in a one dimensional <text:s/></text:span><text:span text:style-name="T22">array</text:span><text:span text:style-name="T21"> .</text:span></text:p>
      <text:p text:style-name="P71">row_Names&lt;-array("",dim=length(unique(dataFrm$Month)))</text:p>
      <text:p text:style-name="P70">Structure of <text:span text:style-name="T37">array </text:span>can be found using <text:span text:style-name="T37">str </text:span>from util package in R. The <text:span text:style-name="T37">str </text:span>function will give data types and dimension of the <text:span text:style-name="T37">array</text:span>. The following demonstrates how to use <text:span text:style-name="T37">str</text:span> function with <text:span text:style-name="T37">array</text:span>.</text:p>
      <text:p text:style-name="P71">strr(row_Names)</text:p>
      <text:p text:style-name="Text_20_body"><text:soft-page-break/>Another useful function to check whether data stored in array or not. If the data stored in an array, <text:span text:style-name="T8">is.array(row_Names</text:span><text:span text:style-name="T40">)</text:span> will return <text:span text:style-name="T7">TRUE</text:span>. <text:s/></text:p>
      <text:p text:style-name="P66"><text:span text:style-name="T21">The </text:span><text:span text:style-name="T22">matrix</text:span><text:span text:style-name="T21"> <text:s/>is a special case of </text:span><text:span text:style-name="T22">array </text:span><text:span text:style-name="T23">which</text:span><text:span text:style-name="T22"> </text:span><text:span text:style-name="T21">is <text:s/>a two dimensional data structure. <text:s/>The </text:span><text:span text:style-name="T22">matrix <text:s/></text:span><text:span text:style-name="T23">need data types, row and column dimensions.</text:span><text:span text:style-name="T21"> The tempAsMatrix is defined as </text:span><text:span text:style-name="T22">matrix</text:span><text:span text:style-name="T21"> in the following example.</text:span></text:p>
      <text:p text:style-name="P71">tempAsMatrix&lt;-matrix("",nrow=length(unique(dataFrm$Month)),ncol=30)</text:p>
      <text:p text:style-name="P31">&lt;&lt;matrix,echo=FALSE&gt;&gt;=</text:p>
      <text:p text:style-name="P30"><text:span text:style-name="T56">mySM&lt;-read_file(“</text:span><text:span text:style-name="T44">/home/zekai/R_workspace/</text:span><text:span text:style-name="T58">r_repo/test/</text:span><text:span text:style-name="T56">formTempMatrix.R”)</text:span></text:p>
      <text:p text:style-name="P31">cat(mySM)</text:p>
      <text:p text:style-name="P30"><text:span text:style-name="T56">source(</text:span><text:span text:style-name="T19">'</text:span><text:span text:style-name="T44">/home/zekai/R_workspace/</text:span><text:span text:style-name="T58">r_repo/test/</text:span><text:span text:style-name="T56">formTempMatrix.R')</text:span></text:p>
      <text:p text:style-name="P31">@</text:p>
      <text:p text:style-name="Text_20_body"><text:span text:style-name="T21">The </text:span><text:span text:style-name="T22">str</text:span><text:span text:style-name="T21">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41"><text:s/></text:span><text:span text:style-name="T32">is.matrix(tempAsMatrix) </text:span></text:p>
      <text:p text:style-name="P31">the return value will be TRUE. </text:p>
      <text:h text:style-name="P131" text:outline-level="2">List</text:h>
      <text:p text:style-name="Text_20_body"><text:span text:style-name="T2"><text:tab/></text:span><text:span text:style-name="T21">The list is very powerful data structure, <text:s/>heterogeneous data can be stored in <text:s/>a list. The list can contain list, data frame, array and matrix in a structure. The </text:span><text:span text:style-name="T24">dataFrm</text:span><text:span text:style-name="T21">, </text:span><text:span text:style-name="T24">row_Names</text:span><text:span text:style-name="T21"> and </text:span><text:span text:style-name="T24">tempAsMatrix</text:span><text:span text:style-name="T21"> data structures are all stored in a</text:span><text:span text:style-name="T22"> list</text:span><text:span text:style-name="T21"> called aList. The data structure can be retrieved using the list$name structure, such as </text:span><text:span text:style-name="T24">aList</text:span><text:span text:style-name="T25">$</text:span><text:span text:style-name="T24">dataFrm</text:span><text:span text:style-name="T21">. </text:span></text:p>
      <text:p text:style-name="P31">&lt;&lt;list1,echo=FALSE&gt;&gt;=</text:p>
      <text:p text:style-name="P31">myStringL&lt;-read_file('/h<text:span text:style-name="T42">ome/zekai/R_workspace/</text:span><text:span text:style-name="T16">r_repo/</text:span>test/useList.R')</text:p>
      <text:p text:style-name="P31">cat(myStringL)</text:p>
      <text:p text:style-name="P31">source('/h<text:span text:style-name="T42">ome/zekai/R_workspace/r_repo/</text:span>test/useList.R')</text:p>
      <text:p text:style-name="P31">@</text:p>
      <text:p text:style-name="P31"/>
      <text:p text:style-name="P31">&lt;&lt;list2,echo=FALSE&gt;&gt;=</text:p>
      <text:p text:style-name="P31">cat('str(aList)')</text:p>
      <text:p text:style-name="P31">str(aList)</text:p>
      <text:p text:style-name="P31">@</text:p>
      <text:p text:style-name="P31"><text:tab/>As seen above, the list data structure is very convenient way to store multiple data structures into a data structure.</text:p>
      <text:h text:style-name="P124" text:outline-level="1"><text:soft-page-break/>Simple Statistical Analysis</text:h>
      <text:p text:style-name="P40"><text:tab/><text:span text:style-name="T2">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ext:span><text:span text:style-name="T2">This will also help utilizing the other packages in available by R community.</text:span></text:p>
      <text:p text:style-name="P31"/>
      <text:p text:style-name="P31"/>
      <text:p text:style-name="P31">&lt;&lt;stats1,echo=FALSE&gt;&gt;=</text:p>
      <text:p text:style-name="P31">myStringM&lt;-read_file('/h<text:span text:style-name="T42">ome/zekai/R_workspace/r_repo</text:span>/test/simpleStats.R')</text:p>
      <text:p text:style-name="P31">cat(myStringM)</text:p>
      <text:p text:style-name="P31">source('/h<text:span text:style-name="T42">ome/zekai/R_workspace/r_repo/</text:span>test/simpleStats.R')</text:p>
      <text:p text:style-name="P31">@</text:p>
      <text:p text:style-name="P31"><text:tab/>In the example, normally distributed random variable created using <text:span text:style-name="T9">rnorm</text:span> function from <text:span text:style-name="T9">stats</text:span> package. <text:s/>Using some of the available functions such as <text:span text:style-name="T9">mean</text:span>, <text:span text:style-name="T9">summary</text:span> and <text:span text:style-name="T9">sd</text:span> <text:s/>from <text:span text:style-name="T9">base</text:span> and <text:span text:style-name="T9">stats</text:span> packages. <text:s/>The <text:span text:style-name="T9">mean</text:span> from <text:span text:style-name="T9">base</text:span> package gives the arithmetic mean of the values. The <text:span text:style-name="T9">min</text:span> and <text:span text:style-name="T9">max</text:span> returns minimum and maximum values for the input values. <text:s/>The <text:span text:style-name="T9">sd</text:span> <text:s/>is standard deviation of the input values. The summary function from base package returns <text:span text:style-name="T9">min</text:span> and <text:span text:style-name="T9">max</text:span> values , the first and third quartiles, <text:span text:style-name="T9">median</text:span> and <text:span text:style-name="T9">mean</text:span> of input values.</text:p>
      <text:p text:style-name="P31"/>
      <text:p text:style-name="P31">&lt;&lt;stats2,echo=FALSE&gt;&gt;=</text:p>
      <text:p text:style-name="P31">cat('<text:span text:style-name="T30">xStats&lt;-simpleStats(100,273.16,15)')</text:span></text:p>
      <text:p text:style-name="P98"><text:bookmark text:name="rstudio_console_output8"/>xStats&lt;-simpleStats(100,273.16,15)</text:p>
      <text:p text:style-name="P98">cat('str(xStats)')</text:p>
      <text:p text:style-name="P98">str(xStats)</text:p>
      <text:p text:style-name="P47"/>
      <text:p text:style-name="P31">@</text:p>
      <text:p text:style-name="P40"/>
      <text:p text:style-name="P40"><text:tab/><text:span text:style-name="T2">Normally distributed random numbers is generated by using </text:span><text:span text:style-name="T4">rnorm</text:span><text:span text:style-name="T2"> <text:s/>function from stats package. The </text:span><text:span text:style-name="T5">runif</text:span><text:span text:style-name="T2"> generates uniformly distributed random numbers. <text:s/>The random number generators ran four times in the example, and selected the fifth element of the storage vectors (</text:span><text:span text:style-name="T5">xTempNorm</text:span><text:span text:style-name="T2"> and </text:span><text:span text:style-name="T5">xTempUni</text:span><text:span text:style-name="T6">). Since the script is not using fixed seed number for the random number generators, the storage vectors will consist of different elements as we shown here with the fifth elements of the vectors.</text:span></text:p>
      <text:p text:style-name="P39"><text:soft-page-break/></text:p>
      <text:p text:style-name="P39">&lt;&lt;stats21,echo=FALSE&gt;&gt;=</text:p>
      <text:p text:style-name="P31">myStringM&lt;-read_file('/h<text:span text:style-name="T42">ome/zekai/R_workspace/r_repo</text:span>/test/randomNumGen.R')</text:p>
      <text:p text:style-name="P31">cat(myStringM)</text:p>
      <text:p text:style-name="P39">source('/h<text:span text:style-name="T42">ome/zekai/R_workspace/r_repo</text:span>/test/randomNumGen.R')</text:p>
      <text:p text:style-name="P39">@</text:p>
      <text:p text:style-name="P39"/>
      <text:p text:style-name="P31">&lt;&lt;stats3,echo=FALSE&gt;&gt;=</text:p>
      <text:p text:style-name="P31">xRandGenF&lt;-randomNumGen(FALSE)</text:p>
      <text:p text:style-name="P47">@</text:p>
      <text:p text:style-name="P40"><text:tab/></text:p>
      <text:p text:style-name="P40"/>
      <text:p text:style-name="P40"><text:tab/><text:span text:style-name="T2">The same example will be repeated for fixed seed numbers for the random number generation. When we set the seed the numbers the produced random number vectors using </text:span><text:span text:style-name="T5">rnorm</text:span><text:span text:style-name="T2"> and </text:span><text:span text:style-name="T5">runif</text:span><text:span text:style-name="T2"> will always contains same elements. The fifth elements for the </text:span><text:span text:style-name="T5"><text:s/></text:span><text:span text:style-name="T33">xTempNorm</text:span><text:span text:style-name="T34"> and </text:span><text:span text:style-name="T33"><text:s/>xTempUni</text:span><text:span text:style-name="T34"> vectors is always same for the given seed number 6543. The </text:span><text:span text:style-name="T33">summary </text:span><text:span text:style-name="T35">of the storage </text:span><text:span text:style-name="T33">xTempNorm</text:span><text:span text:style-name="T35"> and </text:span><text:span text:style-name="T33"><text:s/>xTempUni</text:span><text:span text:style-name="T35"> vector will yield same results because of the same seed number.</text:span></text:p>
      <text:p text:style-name="P31"/>
      <text:p text:style-name="P31">&lt;&lt;stats4,echo=FALSE&gt;&gt;=</text:p>
      <text:p text:style-name="P47">xRandGenT&lt;-randomNumGen(TRUE)</text:p>
      <text:p text:style-name="P31">@</text:p>
      <text:p text:style-name="P40"><text:tab/></text:p>
      <text:p text:style-name="P40"><text:tab/><text:span text:style-name="T2">The xRandGenT list <text:s/>is used to sample two vector datasets. The sample method from base <text:s/>R package used to select 15 random elements from vector datasets . Once the samples assigned the correlations values computed by <text:s/>using different methods avaliable</text:span><text:span text:style-name="T5"> </text:span><text:span text:style-name="T6">from </text:span><text:span text:style-name="T5">stats </text:span><text:span text:style-name="T2">package. <text:s/>The covariance between </text:span><text:span text:style-name="T33">xTempNorm</text:span><text:span text:style-name="T34"> and </text:span><text:span text:style-name="T5"><text:s/></text:span><text:span text:style-name="T33">xTempUni </text:span><text:span text:style-name="T34">vector <text:s/>datasets computed using </text:span><text:span text:style-name="T33">cov </text:span><text:span text:style-name="T34">function from </text:span><text:span text:style-name="T33">stats </text:span><text:span text:style-name="T34">package. The standard deviations calculated using </text:span><text:span text:style-name="T33">sd</text:span><text:span text:style-name="T34"> function from he </text:span><text:span text:style-name="T33">stats</text:span><text:span text:style-name="T34"> package. </text:span></text:p>
      <text:p text:style-name="P47"/>
      <text:p text:style-name="P47"/>
      <text:p text:style-name="P31">&lt;&lt;stats5,echo=FALSE&gt;&gt;=</text:p>
      <text:p text:style-name="P31">myStringM&lt;-read_file('/h<text:span text:style-name="T42">ome/zekai/R_workspace/r_repo/t</text:span>est/corTest.R')</text:p>
      <text:p text:style-name="P31">cat(myStringM)</text:p>
      <text:p text:style-name="P39">source('/h<text:span text:style-name="T42">ome/zekai/R_workspace/r_repo/</text:span>test/corTest.R')</text:p>
      <text:p text:style-name="P31"><text:soft-page-break/>@</text:p>
      <text:p text:style-name="P31"/>
      <text:p text:style-name="P31">&lt;&lt;stats6,echo=FALSE&gt;&gt;=</text:p>
      <text:p text:style-name="P31">cat('<text:span text:style-name="T30">corTest(xRandGenT$xTempNorm,xRandGenT$xTempUni)')</text:span></text:p>
      <text:p text:style-name="P47">corTest(xRandGenT$xTempNorm,xRandGenT$xTempUni)</text:p>
      <text:p text:style-name="P31">@</text:p>
      <text:h text:style-name="P125" text:outline-level="1">Graphic Outputs</text:h>
      <text:p text:style-name="P22"/>
      <text:p text:style-name="Text_20_body"><text:span text:style-name="T45"><text:tab/></text:span><text:span text:style-name="T46">This section is designed to be how to represent data output in a graphical formats.</text:span></text:p>
      <text:p text:style-name="Text_20_body"><text:span text:style-name="T46">The visual presentation of data will help audience form an opinion much faster in human's brain. This might be very well represented by the common known phrase “A picture is worth a thousand words” (</text:span><text:a xlink:type="simple" xlink:href="http://www.phrases.org.uk/meanings/a-picture-is-worth-a-thousand-words.html" text:style-name="Internet_20_link" text:visited-style-name="Visited_20_Internet_20_Link"><text:span text:style-name="T59">http://www.phrases.org.uk/meanings/a-picture-is-worth-a-thousand-words.html</text:span></text:a><text:span text:style-name="T46">). <text:s/>This is mind, we will show examples of histogram, bar plot, plot, matplot is readily available R </text:span><text:span text:style-name="T47">graphics </text:span><text:span text:style-name="T46">package.</text:span></text:p>
      <text:p text:style-name="P24"/>
      <text:p text:style-name="P31">&lt;&lt;graph0,echo=FALSE&gt;&gt;=</text:p>
      <text:p text:style-name="P31">myStringM&lt;-read_file('/h<text:span text:style-name="T42">ome/zekai/R_workspace/r_repo/</text:span>test/normalDist.R')</text:p>
      <text:p text:style-name="P31">cat(myStringM)</text:p>
      <text:p text:style-name="P48">source('/h<text:span text:style-name="T42">ome/zekai/R_workspace/r_repo/</text:span>test/normalDist.R')</text:p>
      <text:p text:style-name="P19">@</text:p>
      <text:p text:style-name="P19"/>
      <text:p text:style-name="P51"><text:span text:style-name="T20">&lt;&lt;graph1,echo=FALSE</text:span><text:span text:style-name="T20">,results=xml,fig=TRUE</text:span><text:span text:style-name="T20">&gt;&gt;=</text:span></text:p>
      <text:p text:style-name="P31">cat('normalDist(numSet=100,mean=c(5,15,50),sd=c(10,5,3,1))<text:span text:style-name="T30">')</text:span></text:p>
      <text:p text:style-name="P47">normalDist(numSet=100,mean=c(5,15,50),sd=c(10,5,3,1))</text:p>
      <text:p text:style-name="P7">odfFigureCaption(“Example Histogram”,label=”Figure”)</text:p>
      <text:p text:style-name="P19">@</text:p>
      <text:p text:style-name="P19"/>
      <text:p text:style-name="P19">&lt;&lt;graph2,echo=FALSE&gt;&gt;=</text:p>
      <text:p text:style-name="P19">myStringM&lt;-read_file('/h<text:span text:style-name="T42">ome/zekai/R_workspace/r_repo/</text:span>test/freqPlot.R')</text:p>
      <text:p text:style-name="P19">cat(myStringM)</text:p>
      <text:p text:style-name="P19">source('/h<text:span text:style-name="T42">ome/zekai/R_workspace/r_repo</text:span>/test/freqPlot.R')</text:p>
      <text:p text:style-name="P19">source('/h<text:span text:style-name="T42">ome/zekai/R_workspace/r_repo/</text:span>test/formTempMatrix.R')</text:p>
      <text:p text:style-name="P19">source('/h<text:span text:style-name="T42">ome/zekai/R_workspace/r_repo/</text:span>test/layOutSetUp.R')</text:p>
      <text:p text:style-name="P19"><text:soft-page-break/>tempAsMatrix&lt;-formTempMatrix(dataFrm)</text:p>
      <text:p text:style-name="P19">source('/h<text:span text:style-name="T42">ome/zekai/R_workspace/r_repo/</text:span>test/catTemp.R')</text:p>
      <text:p text:style-name="P19">arrayOfBreaks&lt;-c(55,60,65,70,75,80,85,90,95,100,105)</text:p>
      <text:p text:style-name="P19">columnNames&lt;-c("55-60","60-65","65-70","70-75","75-80","80-85","85-90","90-95","95-100","100-105")</text:p>
      <text:p text:style-name="P19">catTemp(matrix=tempAsMatrix,arrayOfBreaks=arrayOfBreaks,columnNames=columnNames)</text:p>
      <text:p text:style-name="P19">@</text:p>
      <text:p text:style-name="P19"/>
      <text:p text:style-name="P19"/>
      <text:p text:style-name="P19">&lt;&lt;graph3,echo=FALSE,results=xml,fig=TRUE&gt;&gt;=</text:p>
      <text:p text:style-name="P19">freqPlot(tempMatrixCat,xlabels="Days",ylabels="Number of days with the range ",besideOrNot=FALSE,titleOfPlot="Temperatures at each Day of")</text:p>
      <text:p text:style-name="P19">odfFigureCaption("Example Bar Plot",label="Figure")</text:p>
      <text:p text:style-name="P19">@</text:p>
      <text:p text:style-name="P19"/>
      <text:p text:style-name="P19">bar plot</text:p>
      <text:p text:style-name="P19">&lt;&lt;graph4,echo=FALSE,results=xml,fig=TRUE&gt;&gt;=</text:p>
      <text:p text:style-name="P103">freqPlot(tempMatrixCat,xlabels="Days",ylabels="Number of Days with the range",onePlot=TRUE,besideOrNot=TRUE,isCol=FALSE,titleOfPlot="Temperatures Distribution May-Sep")</text:p>
      <text:p text:style-name="P103"/>
      <text:p text:style-name="P19">odfFigureCaption("Example Bar Plot with combined data",label="Figure")</text:p>
      <text:p text:style-name="P19">@<text:tab/></text:p>
      <text:p text:style-name="P19"/>
      <text:p text:style-name="P19">stackbar plot</text:p>
      <text:p text:style-name="P19">&lt;&lt;graph5,echo=FALSE,results=xml,fig=TRUE&gt;&gt;=</text:p>
      <text:p text:style-name="P103">freqPlot(tempMatrixCat,xlabels="Days",ylabels="Number of Days with the range",onePlot=TRUE,besideOrNot=FALSE,isCol=FALSE,titleOfPlot="Temperatures Distribution May-Sep")</text:p>
      <text:p text:style-name="P103"/>
      <text:p text:style-name="P19">odfFigureCaption("Example Bar Plot with combined data",label="Figure")</text:p>
      <text:p text:style-name="P19">@<text:tab/></text:p>
      <text:p text:style-name="P19"/>
      <text:p text:style-name="P19">Multi line plots</text:p>
      <text:p text:style-name="P15">&lt;&lt;synDat,echo=FALSE,results=xml,fig=TRUE&gt;&gt;=</text:p>
      <text:p text:style-name="P15"># I usually load the libraries first so that any output produced by </text:p>
      <text:p text:style-name="P99"><text:bookmark text:name="rstudio_console_output9"/>source('<text:span text:style-name="T48">/h</text:span><text:span text:style-name="T43">ome/zekai/R_workspace/r_repo</text:span>/test/matPlotM.R')</text:p>
      <text:p text:style-name="P15"><text:soft-page-break/></text:p>
      <text:p text:style-name="P105">xlabel&lt;-"Days"</text:p>
      <text:p text:style-name="P105">xaxisOpts&lt;-c(1,30,29,"n")</text:p>
      <text:p text:style-name="P105">yaxisOpts&lt;-c(55,105,11,"n")</text:p>
      <text:p text:style-name="P105">ylabel&lt;-"Temp(F)"</text:p>
      <text:p text:style-name="P105"/>
      <text:p text:style-name="P105">legendNames=row.names(tempAsMatrix)</text:p>
      <text:p text:style-name="P105"/>
      <text:p text:style-name="P105">colnames(tempAsMatrix)&lt;-seq(1:dim(tempAsMatrix)[2])</text:p>
      <text:p text:style-name="P105">matPlotDat&lt;-t(tempAsMatrix)</text:p>
      <text:p text:style-name="P105"/>
      <text:p text:style-name="P105"/>
      <text:p text:style-name="P105">titleOfPlot="Daily Observation"</text:p>
      <text:p text:style-name="P106"/>
      <text:p text:style-name="P108"/>
      <text:p text:style-name="P108"/>
      <text:p text:style-name="P77">#out&lt;-matPlotM(matPlotDat,xlab=xlabel,ylab=ylabel,title=titleOfPlot,leg=legendNames)</text:p>
      <text:p text:style-name="P77">out&lt;-</text:p>
      <text:p text:style-name="P77"/>
      <text:p text:style-name="P77">matPlotM(matPlotDat,xlab=xlabel,ylab=ylabel,yaxisOpts=yaxisOpts,title=titleOfPlot,leg=legendNames)</text:p>
      <text:p text:style-name="P77"/>
      <text:p text:style-name="P77">print(out)</text:p>
      <text:p text:style-name="P17">#matPlotM(matPlotDat,xlab=xlabel,xaxisOpts=xaxisOpts,ylab=ylabel,yaxisOpts=yaxisOpts,title=titleOfPlot,leg=legendNames)</text:p>
      <text:p text:style-name="P77"/>
      <text:p text:style-name="P8">odfFigureCaption(“Observation”,label=”Figure”)</text:p>
      <text:p text:style-name="P8">@</text:p>
      <text:p text:style-name="P8"/>
      <text:p text:style-name="P25">&lt;&lt;graph6,echo=FALSE,results=xml,fig=TRUE&gt;&gt;=</text:p>
      <text:p text:style-name="P105"/>
      <text:p text:style-name="P107">titleOfPlot="Daily Temperature"</text:p>
      <text:p text:style-name="P25">cntr&lt;-contourplot(matPlotDat,xlab=”Days of Month”,ylab=”Months”)</text:p>
      <text:p text:style-name="P25">print(cntr)</text:p>
      <text:p text:style-name="P8">odfFigureCaption(”Daily Temperature Values Plotted as Contours”,label=”Figure”)</text:p>
      <text:p text:style-name="P25">@</text:p>
      <text:p text:style-name="P92"/>
      <text:p text:style-name="P91"/>
      <text:h text:style-name="P125" text:outline-level="1"><text:soft-page-break/>Simple Table Outputs</text:h>
      <text:p text:style-name="P22"/>
      <text:p text:style-name="P25">&lt;&lt;table1,echo=FALSE&gt;&gt;=</text:p>
      <text:p text:style-name="P100"><text:bookmark text:name="rstudio_console_output10"/>colnames(tempAsMatrix)&lt;-seq(1:30)</text:p>
      <text:p text:style-name="P100"/>
      <text:p text:style-name="P101"><text:bookmark text:name="rstudio_console_output12"/>tablo&lt;-as.table(t(tempAsMatrix))</text:p>
      <text:p text:style-name="P101">print(tablo)</text:p>
      <text:p text:style-name="P104"/>
      <text:p text:style-name="P26">@</text:p>
      <text:p text:style-name="P26"><text:tab/></text:p>
      <text:p text:style-name="P25">May be grid table from grid Extra package reference</text:p>
      <text:p text:style-name="P25"/>
      <text:p text:style-name="P25">&lt;&lt;table2,echo=FALSE,results=xml,fig=TRUE &gt;&gt;=</text:p>
      <text:p text:style-name="P104">library(gridExtra)</text:p>
      <text:p text:style-name="P100"/>
      <text:p text:style-name="P100"/>
      <text:p text:style-name="P101"><text:bookmark text:name="rstudio_console_output121"/>tablo&lt;-grid.table(t(tempAsMatrix))</text:p>
      <text:p text:style-name="P104"/>
      <text:p text:style-name="P104">print(tablo)</text:p>
      <text:p text:style-name="P22"><text:span text:style-name="T59">@</text:span><text:tab/></text:p>
      <text:p text:style-name="Text_20_body"><text:span text:style-name="Source_20_Text"><text:span text:style-name="T50"/></text:span></text:p>
      <text:p text:style-name="Text_20_body"><text:span text:style-name="Source_20_Text"><text:span text:style-name="T52">summary of statistics in table format</text:span></text:span></text:p>
      <text:p text:style-name="Text_20_body"><text:span text:style-name="Source_20_Text"><text:span text:style-name="T52"/></text:span></text:p>
      <text:p text:style-name="P53">&lt;&lt;dataPair,echo=FALSE&gt;&gt;=</text:p>
      <text:p text:style-name="P53">#<text:span text:style-name="T13">use readr package</text:span></text:p>
      <text:p text:style-name="P96">myString&lt;-read_file(“/home/zekai/R_workspace/r_repo/test/paired_tTest.R”)</text:p>
      <text:p text:style-name="P96"/>
      <text:p text:style-name="P96">#this works, please uncomment following line</text:p>
      <text:p text:style-name="P96">cat(myString)</text:p>
      <text:p text:style-name="P96">source('/home/zekai/R_workspace/r_repo/test/paired_tTest.R')</text:p>
      <text:p text:style-name="P5"><text:span text:style-name="Source_20_Text"><text:span text:style-name="T51">tTestResults&lt;-paired_tTest()</text:span></text:span></text:p>
      <text:p text:style-name="P53">@</text:p>
      <text:p text:style-name="P31"><text:span text:style-name="Source_20_Text"><text:span text:style-name="T52"/></text:span></text:p>
      <text:p text:style-name="P87"><text:span text:style-name="Source_20_Text"><text:span text:style-name="T52"/></text:span></text:p>
      <text:p text:style-name="P53">source paired_test and modify heightData input it will be read</text:p>
      <text:p text:style-name="P55"/>
      <text:p text:style-name="P5">&lt;&lt;table3, <text:s/>echo=FALSE, results=xml&gt;&gt;=</text:p>
      <text:p text:style-name="P75"><text:span text:style-name="T53">odfTable(</text:span><text:span text:style-name="T54">as.data.frame</text:span><text:span text:style-name="T18">(tTestResults$xMatr))</text:span></text:p>
      <text:p text:style-name="P95"/>
      <text:p text:style-name="P78"><text:soft-page-break/>@</text:p>
      <text:p text:style-name="P52"/>
      <text:p text:style-name="P52">t -test p-values compare to each other </text:p>
      <text:p text:style-name="P52">&lt;&lt;table3.1, <text:s/>echo=FALSE, results=xml&gt;&gt;=</text:p>
      <text:p text:style-name="P14"><text:bookmark text:name="rstudio_console_output4"/>columns&lt;-c("Feed Category","n","Mean","StdDev",”df”,"t","p-values")</text:p>
      <text:p text:style-name="P14"/>
      <text:p text:style-name="P102">dfc1&lt;-data.frame(c("Feed Category","Statistics",”pair t test results”),c(1,4,3))</text:p>
      <text:p text:style-name="P102">#dfc1&lt;-data.frame(c("Feed Category","Statistics"),c(1,7))</text:p>
      <text:p text:style-name="P102">#dfc&lt;-data.frame(c("Car Model","Features"),c(1,7))</text:p>
      <text:p text:style-name="P50"/>
      <text:p text:style-name="P99"><text:bookmark text:name="rstudio_console_output15"/>#tables31&lt;-as.data.frame(matrix(data="",nrow=1,ncol=7))</text:p>
      <text:p text:style-name="P99">#colnames(tables31)&lt;-columns</text:p>
      <text:p text:style-name="P99"/>
      <text:p text:style-name="P99">odfTable(tTestResults$xStats,<text:span text:style-name="T39">cgroup=dfc1</text:span>)</text:p>
      <text:p text:style-name="P13"/>
      <text:p text:style-name="P80">@</text:p>
      <text:p text:style-name="P80"/>
      <text:p text:style-name="P52">&lt;&lt;table4, <text:s/>echo=FALSE, results=xml&gt;&gt;=</text:p>
      <text:p text:style-name="P52"><text:bookmark text:name="rstudio_console_output13"/>dff&lt;- as.data.frame(tTestResults$pValues)</text:p>
      <text:p text:style-name="P52"><text:bookmark text:name="rstudio_console_output14"/>colnames(dff)&lt;-colnames(tTestResults$xMatr)</text:p>
      <text:p text:style-name="P52">nRow&lt;-length(colnames(dff))-1</text:p>
      <text:p text:style-name="P52">rownames(dff)&lt;-colnames(dff)[1:nRow]</text:p>
      <text:p text:style-name="P52"/>
      <text:p text:style-name="P52"/>
      <text:p text:style-name="P52"><text:span text:style-name="T55">odfTable(dff</text:span>)</text:p>
      <text:p text:style-name="P52"/>
      <text:p text:style-name="P52">@</text:p>
      <text:p text:style-name="P52"/>
      <text:p text:style-name="P52"/>
      <text:p text:style-name="P49">&lt;&lt;odfTableEx1,echo=FALSE,results=xml&gt;&gt;=</text:p>
      <text:p text:style-name="P49"># I usually load the libraries first so that any output produced by </text:p>
      <text:p text:style-name="P49">data(“mtcars”)</text:p>
      <text:p text:style-name="P49">mdat&lt;-mtcars</text:p>
      <text:p text:style-name="P49">cgroup&lt;-c("row","C") </text:p>
      <text:p text:style-name="P49">n.cgroup&lt;-c(1,11)</text:p>
      <text:p text:style-name="P102"><text:bookmark text:name="rstudio_console_output16"/>dfc&lt;-data.frame(c("Car Model","Features"),c(1,11))</text:p>
      <text:p text:style-name="P49"><text:soft-page-break/></text:p>
      <text:p text:style-name="P49">#odfTable(mdat,cgroup=cgroup,n.cgroup=n.cgroup)</text:p>
      <text:p text:style-name="P49">odfTable(mdat,cgroup=dfc)</text:p>
      <text:p text:style-name="P49">@</text:p>
      <text:p text:style-name="P114"/>
      <text:p text:style-name="P115"/>
      <text:p text:style-name="P53">started here one</text:p>
      <text:p text:style-name="P53">&lt;&lt;table5, <text:s/>echo=FALSE, results=xml&gt;&gt;=</text:p>
      <text:p text:style-name="Text_20_body"><text:span text:style-name="Source_20_Text"><text:span text:style-name="T52">odfTable(x,</text:span></text:span></text:p>
      <text:p text:style-name="P53">colnames = NULL,</text:p>
      <text:p text:style-name="P53">useRowNames = TRUE,</text:p>
      <text:p text:style-name="P53">digits = max(3, getOption("digits") - 3),</text:p>
      <text:p text:style-name="P53">name = paste("Table", floor(runif(1) * 1000), sep = ""),</text:p>
      <text:p text:style-name="P53">styles = NULL,</text:p>
      <text:p text:style-name="P53">cgroup = NULL,</text:p>
      <text:p text:style-name="P53">rgroup = NULL)</text:p>
      <text:p text:style-name="Text_20_body"><text:span text:style-name="Source_20_Text"><text:span text:style-name="T52">@</text:span></text:span></text:p>
      <text:p text:style-name="Text_20_body"><text:span text:style-name="Source_20_Text"><text:span text:style-name="T52"/></text:span></text:p>
      <text:p text:style-name="Text_20_body"><text:span text:style-name="Source_20_Text"><text:span text:style-name="T52">Please start here</text:span></text:span></text:p>
      <text:p text:style-name="P52"/>
      <text:p text:style-name="P52"/>
      <text:h text:style-name="P125" text:outline-level="1">Reference</text:h>
      <text:p text:style-name="P24"/>
      <text:p text:style-name="P24">-git ( first in page5 <text:s/>)</text:p>
      <text:p text:style-name="P24">-Rstudio( first in page 5)</text:p>
      <text:p text:style-name="P24">-MySQL reference</text:p>
      <text:p text:style-name="P24">-RMySQL</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Ubuntu Mono" svg:font-family="'Ubuntu Mono'"/>
    <style:font-face style:name="Baskerville Old Face1" svg:font-family="'Baskerville Old Face'" style:font-family-generic="roman"/>
    <style:font-face style:name="Times New Roman4" svg:font-family="'Times New Roman'"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20-09-28T23:59:09</dc:date>
    <meta:editing-duration>P14DT16H53M18S</meta:editing-duration>
    <meta:editing-cycles>574</meta:editing-cycles>
    <meta:generator>OpenOffice/4.1.4$Unix OpenOffice.org_project/417m1$Build-9800</meta:generator>
    <dc:creator>Zekai  Otles</dc:creator>
    <meta:document-statistic meta:table-count="3" meta:image-count="14" meta:object-count="0" meta:page-count="36" meta:paragraph-count="617" meta:word-count="5080" meta:character-count="38654"/>
  </office:meta>
</office:document-meta>
</file>